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2.92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24.64mm"/>
    </style:style>
    <style:style style:name="co6" style:family="table-column">
      <style:table-column-properties fo:break-before="auto" style:column-width="26.11mm"/>
    </style:style>
    <style:style style:name="co7" style:family="table-column">
      <style:table-column-properties fo:break-before="auto" style:column-width="23.34mm"/>
    </style:style>
    <style:style style:name="co8" style:family="table-column">
      <style:table-column-properties fo:break-before="auto" style:column-width="28.86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24.39mm"/>
    </style:style>
    <style:style style:name="co11" style:family="table-column">
      <style:table-column-properties fo:break-before="auto" style:column-width="16.74mm"/>
    </style:style>
    <style:style style:name="co12" style:family="table-column">
      <style:table-column-properties fo:break-before="auto" style:column-width="231.1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4.82mm"/>
    </style:style>
    <style:style style:name="co15" style:family="table-column">
      <style:table-column-properties fo:break-before="auto" style:column-width="25.89mm"/>
    </style:style>
    <style:style style:name="co16" style:family="table-column">
      <style:table-column-properties fo:break-before="auto" style:column-width="169.39mm"/>
    </style:style>
    <style:style style:name="co17" style:family="table-column">
      <style:table-column-properties fo:break-before="auto" style:column-width="19.74mm"/>
    </style:style>
    <style:style style:name="co18" style:family="table-column">
      <style:table-column-properties fo:break-before="auto" style:column-width="21.01mm"/>
    </style:style>
    <style:style style:name="co19" style:family="table-column">
      <style:table-column-properties fo:break-before="auto" style:column-width="25.03mm"/>
    </style:style>
    <style:style style:name="co20" style:family="table-column">
      <style:table-column-properties fo:break-before="auto" style:column-width="23.55mm"/>
    </style:style>
    <style:style style:name="co21" style:family="table-column">
      <style:table-column-properties fo:break-before="auto" style:column-width="27.38mm"/>
    </style:style>
    <style:style style:name="co22" style:family="table-column">
      <style:table-column-properties fo:break-before="auto" style:column-width="26.53mm"/>
    </style:style>
    <style:style style:name="co23" style:family="table-column">
      <style:table-column-properties fo:break-before="auto" style:column-width="22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defaul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1f1f1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 style:data-style-name="N0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T1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fficultés pour les activités quotidien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REPONSE</text:p>
          </table:table-cell>
          <table:table-cell table:style-name="ce1" office:value-type="string" calcext:value-type="string">
            <text:p>Homme (tous)</text:p>
          </table:table-cell>
          <table:table-cell table:style-name="ce1" office:value-type="string" calcext:value-type="string">
            <text:p>Femme (tous)</text:p>
          </table:table-cell>
          <table:table-cell table:style-name="ce1" office:value-type="string" calcext:value-type="string">
            <text:p>H et F (tous)</text:p>
          </table:table-cell>
          <table:table-cell table:style-name="ce1" office:value-type="string" calcext:value-type="string">
            <text:p>Homme (60-74 ans)</text:p>
          </table:table-cell>
          <table:table-cell table:style-name="ce1" office:value-type="string" calcext:value-type="string">
            <text:p>Femme (60-74 ans)</text:p>
          </table:table-cell>
          <table:table-cell table:style-name="ce1" office:value-type="string" calcext:value-type="string">
            <text:p>H et F (60-74 ans)</text:p>
          </table:table-cell>
          <table:table-cell table:style-name="ce1" office:value-type="string" calcext:value-type="string">
            <text:p>Homme (75 ans et +)</text:p>
          </table:table-cell>
          <table:table-cell table:style-name="ce1" office:value-type="string" calcext:value-type="string">
            <text:p><text:span text:style-name="T1">Femme (75 ans et +)</text:span></text:p>
          </table:table-cell>
          <table:table-cell table:style-name="ce1" office:value-type="string" calcext:value-type="string">
            <text:p><text:span text:style-name="T1">H et F (75 ans et +)</text:span>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comprendre les autres ou se faire comprendre des autres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24654" calcext:value-type="float">
            <text:p>24 654,0</text:p>
          </table:table-cell>
          <table:table-cell table:style-name="ce3" office:value-type="float" office:value="35955" calcext:value-type="float">
            <text:p>35 955,0</text:p>
          </table:table-cell>
          <table:table-cell table:style-name="ce3" office:value-type="float" office:value="60609" calcext:value-type="float">
            <text:p>60 609,0</text:p>
          </table:table-cell>
          <table:table-cell table:style-name="ce3" office:value-type="float" office:value="7962" calcext:value-type="float">
            <text:p>7 962,0</text:p>
          </table:table-cell>
          <table:table-cell table:style-name="ce3" office:value-type="float" office:value="6230" calcext:value-type="float">
            <text:p>6 230,0</text:p>
          </table:table-cell>
          <table:table-cell table:style-name="ce3" office:value-type="float" office:value="14192" calcext:value-type="float">
            <text:p>14 192,0</text:p>
          </table:table-cell>
          <table:table-cell table:style-name="ce3" office:value-type="float" office:value="16692" calcext:value-type="float">
            <text:p>16 692,0</text:p>
          </table:table-cell>
          <table:table-cell table:style-name="ce3" office:value-type="float" office:value="29725" calcext:value-type="float">
            <text:p>29 725,0</text:p>
          </table:table-cell>
          <table:table-cell table:style-name="ce3" office:value-type="float" office:value="46417" calcext:value-type="float">
            <text:p>46 417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comprendre les autres ou se faire comprendre des autres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5988968" calcext:value-type="float">
            <text:p>5 988 968,0</text:p>
          </table:table-cell>
          <table:table-cell table:style-name="ce3" office:value-type="float" office:value="7520855" calcext:value-type="float">
            <text:p>7 520 855,0</text:p>
          </table:table-cell>
          <table:table-cell table:style-name="ce3" office:value-type="float" office:value="13509823" calcext:value-type="float">
            <text:p>13 509 823,0</text:p>
          </table:table-cell>
          <table:table-cell table:style-name="ce3" office:value-type="float" office:value="4358931" calcext:value-type="float">
            <text:p>4 358 931,0</text:p>
          </table:table-cell>
          <table:table-cell table:style-name="ce3" office:value-type="float" office:value="4979426" calcext:value-type="float">
            <text:p>4 979 426,0</text:p>
          </table:table-cell>
          <table:table-cell table:style-name="ce3" office:value-type="float" office:value="9338357" calcext:value-type="float">
            <text:p>9 338 357,0</text:p>
          </table:table-cell>
          <table:table-cell table:style-name="ce3" office:value-type="float" office:value="1630037" calcext:value-type="float">
            <text:p>1 630 037,0</text:p>
          </table:table-cell>
          <table:table-cell table:style-name="ce3" office:value-type="float" office:value="2541429" calcext:value-type="float">
            <text:p>2 541 429,0</text:p>
          </table:table-cell>
          <table:table-cell table:style-name="ce3" office:value-type="float" office:value="4171466" calcext:value-type="float">
            <text:p>4 171 466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comprendre les autres ou se faire comprendre des autres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868654" calcext:value-type="float">
            <text:p>868 654,0</text:p>
          </table:table-cell>
          <table:table-cell table:style-name="ce3" office:value-type="float" office:value="1039263" calcext:value-type="float">
            <text:p>1 039 263,0</text:p>
          </table:table-cell>
          <table:table-cell table:style-name="ce3" office:value-type="float" office:value="1907917" calcext:value-type="float">
            <text:p>1 907 917,0</text:p>
          </table:table-cell>
          <table:table-cell table:style-name="ce3" office:value-type="float" office:value="366136" calcext:value-type="float">
            <text:p>366 136,0</text:p>
          </table:table-cell>
          <table:table-cell table:style-name="ce3" office:value-type="float" office:value="321977" calcext:value-type="float">
            <text:p>321 977,0</text:p>
          </table:table-cell>
          <table:table-cell table:style-name="ce3" office:value-type="float" office:value="688113" calcext:value-type="float">
            <text:p>688 113,0</text:p>
          </table:table-cell>
          <table:table-cell table:style-name="ce3" office:value-type="float" office:value="502518" calcext:value-type="float">
            <text:p>502 518,0</text:p>
          </table:table-cell>
          <table:table-cell table:style-name="ce3" office:value-type="float" office:value="717286" calcext:value-type="float">
            <text:p>717 286,0</text:p>
          </table:table-cell>
          <table:table-cell table:style-name="ce3" office:value-type="float" office:value="1219804" calcext:value-type="float">
            <text:p>1 219 804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comprendre les autres ou se faire comprendre des autres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76" calcext:value-type="float">
            <text:p>6 882 276,0</text:p>
          </table:table-cell>
          <table:table-cell table:style-name="ce3" office:value-type="float" office:value="8596073" calcext:value-type="float">
            <text:p>8 596 073,0</text:p>
          </table:table-cell>
          <table:table-cell table:style-name="ce3" office:value-type="float" office:value="15478349" calcext:value-type="float">
            <text:p>15 478 349,0</text:p>
          </table:table-cell>
          <table:table-cell table:style-name="ce3" office:value-type="float" office:value="4733029" calcext:value-type="float">
            <text:p>4 733 029,0</text:p>
          </table:table-cell>
          <table:table-cell table:style-name="ce3" office:value-type="float" office:value="5307633" calcext:value-type="float">
            <text:p>5 307 633,0</text:p>
          </table:table-cell>
          <table:table-cell table:style-name="ce3" office:value-type="float" office:value="10040662" calcext:value-type="float">
            <text:p>10 040 662,0</text:p>
          </table:table-cell>
          <table:table-cell table:style-name="ce3" office:value-type="float" office:value="2149247" calcext:value-type="float">
            <text:p>2 149 247,0</text:p>
          </table:table-cell>
          <table:table-cell table:style-name="ce3" office:value-type="float" office:value="3288440" calcext:value-type="float">
            <text:p>3 288 440,0</text:p>
          </table:table-cell>
          <table:table-cell table:style-name="ce3" office:value-type="float" office:value="5437687" calcext:value-type="float">
            <text:p>5 437 687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entendre ce qui se dit au cours d'une conversation avec plusieurs personnes même avec son appareil auditif si elle en porte un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20652" calcext:value-type="float">
            <text:p>20 652,0</text:p>
          </table:table-cell>
          <table:table-cell table:style-name="ce3" office:value-type="float" office:value="33202" calcext:value-type="float">
            <text:p>33 202,0</text:p>
          </table:table-cell>
          <table:table-cell table:style-name="ce3" office:value-type="float" office:value="53854" calcext:value-type="float">
            <text:p>53 854,0</text:p>
          </table:table-cell>
          <table:table-cell table:style-name="ce3" office:value-type="float" office:value="5823" calcext:value-type="float">
            <text:p>5 823,0</text:p>
          </table:table-cell>
          <table:table-cell table:style-name="ce3" office:value-type="float" office:value="7058" calcext:value-type="float">
            <text:p>7 058,0</text:p>
          </table:table-cell>
          <table:table-cell table:style-name="ce3" office:value-type="float" office:value="12881" calcext:value-type="float">
            <text:p>12 881,0</text:p>
          </table:table-cell>
          <table:table-cell table:style-name="ce3" office:value-type="float" office:value="14829" calcext:value-type="float">
            <text:p>14 829,0</text:p>
          </table:table-cell>
          <table:table-cell table:style-name="ce3" office:value-type="float" office:value="26144" calcext:value-type="float">
            <text:p>26 144,0</text:p>
          </table:table-cell>
          <table:table-cell table:style-name="ce3" office:value-type="float" office:value="40973" calcext:value-type="float">
            <text:p>40 973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entendre ce qui se dit au cours d'une conversation avec plusieurs personnes même avec son appareil auditif si elle en porte un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4158965" calcext:value-type="float">
            <text:p>4 158 965,0</text:p>
          </table:table-cell>
          <table:table-cell table:style-name="ce3" office:value-type="float" office:value="6040162" calcext:value-type="float">
            <text:p>6 040 162,0</text:p>
          </table:table-cell>
          <table:table-cell table:style-name="ce3" office:value-type="float" office:value="10199127" calcext:value-type="float">
            <text:p>10 199 127,0</text:p>
          </table:table-cell>
          <table:table-cell table:style-name="ce3" office:value-type="float" office:value="3225822" calcext:value-type="float">
            <text:p>3 225 822,0</text:p>
          </table:table-cell>
          <table:table-cell table:style-name="ce3" office:value-type="float" office:value="4268312" calcext:value-type="float">
            <text:p>4 268 312,0</text:p>
          </table:table-cell>
          <table:table-cell table:style-name="ce3" office:value-type="float" office:value="7494134" calcext:value-type="float">
            <text:p>7 494 134,0</text:p>
          </table:table-cell>
          <table:table-cell table:style-name="ce3" office:value-type="float" office:value="933143" calcext:value-type="float">
            <text:p>933 143,0</text:p>
          </table:table-cell>
          <table:table-cell table:style-name="ce3" office:value-type="float" office:value="1771850" calcext:value-type="float">
            <text:p>1 771 850,0</text:p>
          </table:table-cell>
          <table:table-cell table:style-name="ce3" office:value-type="float" office:value="2704993" calcext:value-type="float">
            <text:p>2 704 993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entendre ce qui se dit au cours d'une conversation avec plusieurs personnes même avec son appareil auditif si elle en porte un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2702667" calcext:value-type="float">
            <text:p>2 702 667,0</text:p>
          </table:table-cell>
          <table:table-cell table:style-name="ce3" office:value-type="float" office:value="2522726" calcext:value-type="float">
            <text:p>2 522 726,0</text:p>
          </table:table-cell>
          <table:table-cell table:style-name="ce3" office:value-type="float" office:value="5225393" calcext:value-type="float">
            <text:p>5 225 393,0</text:p>
          </table:table-cell>
          <table:table-cell table:style-name="ce3" office:value-type="float" office:value="1501385" calcext:value-type="float">
            <text:p>1 501 385,0</text:p>
          </table:table-cell>
          <table:table-cell table:style-name="ce3" office:value-type="float" office:value="1032261" calcext:value-type="float">
            <text:p>1 032 261,0</text:p>
          </table:table-cell>
          <table:table-cell table:style-name="ce3" office:value-type="float" office:value="2533646" calcext:value-type="float">
            <text:p>2 533 646,0</text:p>
          </table:table-cell>
          <table:table-cell table:style-name="ce3" office:value-type="float" office:value="1201282" calcext:value-type="float">
            <text:p>1 201 282,0</text:p>
          </table:table-cell>
          <table:table-cell table:style-name="ce3" office:value-type="float" office:value="1490465" calcext:value-type="float">
            <text:p>1 490 465,0</text:p>
          </table:table-cell>
          <table:table-cell table:style-name="ce3" office:value-type="float" office:value="2691747" calcext:value-type="float">
            <text:p>2 691 747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entendre ce qui se dit au cours d'une conversation avec plusieurs personnes même avec son appareil auditif si elle en porte un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84" calcext:value-type="float">
            <text:p>6 882 284,0</text:p>
          </table:table-cell>
          <table:table-cell table:style-name="ce3" office:value-type="float" office:value="8596090" calcext:value-type="float">
            <text:p>8 596 090,0</text:p>
          </table:table-cell>
          <table:table-cell table:style-name="ce3" office:value-type="float" office:value="15478374" calcext:value-type="float">
            <text:p>15 478 374,0</text:p>
          </table:table-cell>
          <table:table-cell table:style-name="ce3" office:value-type="float" office:value="4733030" calcext:value-type="float">
            <text:p>4 733 030,0</text:p>
          </table:table-cell>
          <table:table-cell table:style-name="ce3" office:value-type="float" office:value="5307631" calcext:value-type="float">
            <text:p>5 307 631,0</text:p>
          </table:table-cell>
          <table:table-cell table:style-name="ce3" office:value-type="float" office:value="10040661" calcext:value-type="float">
            <text:p>10 040 661,0</text:p>
          </table:table-cell>
          <table:table-cell table:style-name="ce3" office:value-type="float" office:value="2149254" calcext:value-type="float">
            <text:p>2 149 254,0</text:p>
          </table:table-cell>
          <table:table-cell table:style-name="ce3" office:value-type="float" office:value="3288459" calcext:value-type="float">
            <text:p>3 288 459,0</text:p>
          </table:table-cell>
          <table:table-cell table:style-name="ce3" office:value-type="float" office:value="5437713" calcext:value-type="float">
            <text:p>5 437 713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lever le bras (par exemple pour attraper un objet en hauteur)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64468" calcext:value-type="float">
            <text:p>64 468,0</text:p>
          </table:table-cell>
          <table:table-cell table:style-name="ce3" office:value-type="float" office:value="147173" calcext:value-type="float">
            <text:p>147 173,0</text:p>
          </table:table-cell>
          <table:table-cell table:style-name="ce3" office:value-type="float" office:value="211641" calcext:value-type="float">
            <text:p>211 641,0</text:p>
          </table:table-cell>
          <table:table-cell table:style-name="ce3" office:value-type="float" office:value="21662" calcext:value-type="float">
            <text:p>21 662,0</text:p>
          </table:table-cell>
          <table:table-cell table:style-name="ce3" office:value-type="float" office:value="30353" calcext:value-type="float">
            <text:p>30 353,0</text:p>
          </table:table-cell>
          <table:table-cell table:style-name="ce3" office:value-type="float" office:value="52015" calcext:value-type="float">
            <text:p>52 015,0</text:p>
          </table:table-cell>
          <table:table-cell table:style-name="ce3" office:value-type="float" office:value="42806" calcext:value-type="float">
            <text:p>42 806,0</text:p>
          </table:table-cell>
          <table:table-cell table:style-name="ce3" office:value-type="float" office:value="116820" calcext:value-type="float">
            <text:p>116 820,0</text:p>
          </table:table-cell>
          <table:table-cell table:style-name="ce3" office:value-type="float" office:value="159626" calcext:value-type="float">
            <text:p>159 626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lever le bras (par exemple pour attraper un objet en hauteur)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5608207" calcext:value-type="float">
            <text:p>5 608 207,0</text:p>
          </table:table-cell>
          <table:table-cell table:style-name="ce3" office:value-type="float" office:value="5971818" calcext:value-type="float">
            <text:p>5 971 818,0</text:p>
          </table:table-cell>
          <table:table-cell table:style-name="ce3" office:value-type="float" office:value="11580025" calcext:value-type="float">
            <text:p>11 580 025,0</text:p>
          </table:table-cell>
          <table:table-cell table:style-name="ce3" office:value-type="float" office:value="4124862" calcext:value-type="float">
            <text:p>4 124 862,0</text:p>
          </table:table-cell>
          <table:table-cell table:style-name="ce3" office:value-type="float" office:value="4257063" calcext:value-type="float">
            <text:p>4 257 063,0</text:p>
          </table:table-cell>
          <table:table-cell table:style-name="ce3" office:value-type="float" office:value="8381925" calcext:value-type="float">
            <text:p>8 381 925,0</text:p>
          </table:table-cell>
          <table:table-cell table:style-name="ce3" office:value-type="float" office:value="1483345" calcext:value-type="float">
            <text:p>1 483 345,0</text:p>
          </table:table-cell>
          <table:table-cell table:style-name="ce3" office:value-type="float" office:value="1714755" calcext:value-type="float">
            <text:p>1 714 755,0</text:p>
          </table:table-cell>
          <table:table-cell table:style-name="ce3" office:value-type="float" office:value="3198100" calcext:value-type="float">
            <text:p>3 198 100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lever le bras (par exemple pour attraper un objet en hauteur)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1209619" calcext:value-type="float">
            <text:p>1 209 619,0</text:p>
          </table:table-cell>
          <table:table-cell table:style-name="ce3" office:value-type="float" office:value="2477101" calcext:value-type="float">
            <text:p>2 477 101,0</text:p>
          </table:table-cell>
          <table:table-cell table:style-name="ce3" office:value-type="float" office:value="3686720" calcext:value-type="float">
            <text:p>3 686 720,0</text:p>
          </table:table-cell>
          <table:table-cell table:style-name="ce3" office:value-type="float" office:value="586519" calcext:value-type="float">
            <text:p>586 519,0</text:p>
          </table:table-cell>
          <table:table-cell table:style-name="ce3" office:value-type="float" office:value="1020217" calcext:value-type="float">
            <text:p>1 020 217,0</text:p>
          </table:table-cell>
          <table:table-cell table:style-name="ce3" office:value-type="float" office:value="1606736" calcext:value-type="float">
            <text:p>1 606 736,0</text:p>
          </table:table-cell>
          <table:table-cell table:style-name="ce3" office:value-type="float" office:value="623100" calcext:value-type="float">
            <text:p>623 100,0</text:p>
          </table:table-cell>
          <table:table-cell table:style-name="ce3" office:value-type="float" office:value="1456884" calcext:value-type="float">
            <text:p>1 456 884,0</text:p>
          </table:table-cell>
          <table:table-cell table:style-name="ce3" office:value-type="float" office:value="2079984" calcext:value-type="float">
            <text:p>2 079 984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lever le bras (par exemple pour attraper un objet en hauteur)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94" calcext:value-type="float">
            <text:p>6 882 294,0</text:p>
          </table:table-cell>
          <table:table-cell table:style-name="ce3" office:value-type="float" office:value="8596092" calcext:value-type="float">
            <text:p>8 596 092,0</text:p>
          </table:table-cell>
          <table:table-cell table:style-name="ce3" office:value-type="float" office:value="15478386" calcext:value-type="float">
            <text:p>15 478 386,0</text:p>
          </table:table-cell>
          <table:table-cell table:style-name="ce3" office:value-type="float" office:value="4733043" calcext:value-type="float">
            <text:p>4 733 043,0</text:p>
          </table:table-cell>
          <table:table-cell table:style-name="ce3" office:value-type="float" office:value="5307633" calcext:value-type="float">
            <text:p>5 307 633,0</text:p>
          </table:table-cell>
          <table:table-cell table:style-name="ce3" office:value-type="float" office:value="10040676" calcext:value-type="float">
            <text:p>10 040 676,0</text:p>
          </table:table-cell>
          <table:table-cell table:style-name="ce3" office:value-type="float" office:value="2149251" calcext:value-type="float">
            <text:p>2 149 251,0</text:p>
          </table:table-cell>
          <table:table-cell table:style-name="ce3" office:value-type="float" office:value="3288459" calcext:value-type="float">
            <text:p>3 288 459,0</text:p>
          </table:table-cell>
          <table:table-cell table:style-name="ce3" office:value-type="float" office:value="5437710" calcext:value-type="float">
            <text:p>5 437 710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monter un étage d'escalier ou marcher sur 500 mètres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173982" calcext:value-type="float">
            <text:p>173 982,0</text:p>
          </table:table-cell>
          <table:table-cell table:style-name="ce3" office:value-type="float" office:value="369576" calcext:value-type="float">
            <text:p>369 576,0</text:p>
          </table:table-cell>
          <table:table-cell table:style-name="ce3" office:value-type="float" office:value="543558" calcext:value-type="float">
            <text:p>543 558,0</text:p>
          </table:table-cell>
          <table:table-cell table:style-name="ce3" office:value-type="float" office:value="50738" calcext:value-type="float">
            <text:p>50 738,0</text:p>
          </table:table-cell>
          <table:table-cell table:style-name="ce3" office:value-type="float" office:value="65321" calcext:value-type="float">
            <text:p>65 321,0</text:p>
          </table:table-cell>
          <table:table-cell table:style-name="ce3" office:value-type="float" office:value="116059" calcext:value-type="float">
            <text:p>116 059,0</text:p>
          </table:table-cell>
          <table:table-cell table:style-name="ce3" office:value-type="float" office:value="123244" calcext:value-type="float">
            <text:p>123 244,0</text:p>
          </table:table-cell>
          <table:table-cell table:style-name="ce3" office:value-type="float" office:value="304255" calcext:value-type="float">
            <text:p>304 255,0</text:p>
          </table:table-cell>
          <table:table-cell table:style-name="ce3" office:value-type="float" office:value="427499" calcext:value-type="float">
            <text:p>427 499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monter un étage d'escalier ou marcher sur 500 mètres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4862443" calcext:value-type="float">
            <text:p>4 862 443,0</text:p>
          </table:table-cell>
          <table:table-cell table:style-name="ce3" office:value-type="float" office:value="5304440" calcext:value-type="float">
            <text:p>5 304 440,0</text:p>
          </table:table-cell>
          <table:table-cell table:style-name="ce3" office:value-type="float" office:value="10166883" calcext:value-type="float">
            <text:p>10 166 883,0</text:p>
          </table:table-cell>
          <table:table-cell table:style-name="ce3" office:value-type="float" office:value="3773384" calcext:value-type="float">
            <text:p>3 773 384,0</text:p>
          </table:table-cell>
          <table:table-cell table:style-name="ce3" office:value-type="float" office:value="4022956" calcext:value-type="float">
            <text:p>4 022 956,0</text:p>
          </table:table-cell>
          <table:table-cell table:style-name="ce3" office:value-type="float" office:value="7796340" calcext:value-type="float">
            <text:p>7 796 340,0</text:p>
          </table:table-cell>
          <table:table-cell table:style-name="ce3" office:value-type="float" office:value="1089059" calcext:value-type="float">
            <text:p>1 089 059,0</text:p>
          </table:table-cell>
          <table:table-cell table:style-name="ce3" office:value-type="float" office:value="1281484" calcext:value-type="float">
            <text:p>1 281 484,0</text:p>
          </table:table-cell>
          <table:table-cell table:style-name="ce3" office:value-type="float" office:value="2370543" calcext:value-type="float">
            <text:p>2 370 543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monter un étage d'escalier ou marcher sur 500 mètres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1845857" calcext:value-type="float">
            <text:p>1 845 857,0</text:p>
          </table:table-cell>
          <table:table-cell table:style-name="ce3" office:value-type="float" office:value="2922058" calcext:value-type="float">
            <text:p>2 922 058,0</text:p>
          </table:table-cell>
          <table:table-cell table:style-name="ce3" office:value-type="float" office:value="4767915" calcext:value-type="float">
            <text:p>4 767 915,0</text:p>
          </table:table-cell>
          <table:table-cell table:style-name="ce3" office:value-type="float" office:value="908912" calcext:value-type="float">
            <text:p>908 912,0</text:p>
          </table:table-cell>
          <table:table-cell table:style-name="ce3" office:value-type="float" office:value="1219355" calcext:value-type="float">
            <text:p>1 219 355,0</text:p>
          </table:table-cell>
          <table:table-cell table:style-name="ce3" office:value-type="float" office:value="2128267" calcext:value-type="float">
            <text:p>2 128 267,0</text:p>
          </table:table-cell>
          <table:table-cell table:style-name="ce3" office:value-type="float" office:value="936945" calcext:value-type="float">
            <text:p>936 945,0</text:p>
          </table:table-cell>
          <table:table-cell table:style-name="ce3" office:value-type="float" office:value="1702703" calcext:value-type="float">
            <text:p>1 702 703,0</text:p>
          </table:table-cell>
          <table:table-cell table:style-name="ce3" office:value-type="float" office:value="2639648" calcext:value-type="float">
            <text:p>2 639 648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monter un étage d'escalier ou marcher sur 500 mètres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82" calcext:value-type="float">
            <text:p>6 882 282,0</text:p>
          </table:table-cell>
          <table:table-cell table:style-name="ce3" office:value-type="float" office:value="8596074" calcext:value-type="float">
            <text:p>8 596 074,0</text:p>
          </table:table-cell>
          <table:table-cell table:style-name="ce3" office:value-type="float" office:value="15478356" calcext:value-type="float">
            <text:p>15 478 356,0</text:p>
          </table:table-cell>
          <table:table-cell table:style-name="ce3" office:value-type="float" office:value="4733034" calcext:value-type="float">
            <text:p>4 733 034,0</text:p>
          </table:table-cell>
          <table:table-cell table:style-name="ce3" office:value-type="float" office:value="5307632" calcext:value-type="float">
            <text:p>5 307 632,0</text:p>
          </table:table-cell>
          <table:table-cell table:style-name="ce3" office:value-type="float" office:value="10040666" calcext:value-type="float">
            <text:p>10 040 666,0</text:p>
          </table:table-cell>
          <table:table-cell table:style-name="ce3" office:value-type="float" office:value="2149248" calcext:value-type="float">
            <text:p>2 149 248,0</text:p>
          </table:table-cell>
          <table:table-cell table:style-name="ce3" office:value-type="float" office:value="3288442" calcext:value-type="float">
            <text:p>3 288 442,0</text:p>
          </table:table-cell>
          <table:table-cell table:style-name="ce3" office:value-type="float" office:value="5437690" calcext:value-type="float">
            <text:p>5 437 690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résoudre les problèmes de la vie quotidienne (comme se repérer sur un itinéraire ou compter l'argent)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95088" calcext:value-type="float">
            <text:p>95 088,0</text:p>
          </table:table-cell>
          <table:table-cell table:style-name="ce3" office:value-type="float" office:value="173055" calcext:value-type="float">
            <text:p>173 055,0</text:p>
          </table:table-cell>
          <table:table-cell table:style-name="ce3" office:value-type="float" office:value="268143" calcext:value-type="float">
            <text:p>268 143,0</text:p>
          </table:table-cell>
          <table:table-cell table:style-name="ce3" office:value-type="float" office:value="23042" calcext:value-type="float">
            <text:p>23 042,0</text:p>
          </table:table-cell>
          <table:table-cell table:style-name="ce3" office:value-type="float" office:value="21635" calcext:value-type="float">
            <text:p>21 635,0</text:p>
          </table:table-cell>
          <table:table-cell table:style-name="ce3" office:value-type="float" office:value="44677" calcext:value-type="float">
            <text:p>44 677,0</text:p>
          </table:table-cell>
          <table:table-cell table:style-name="ce3" office:value-type="float" office:value="72046" calcext:value-type="float">
            <text:p>72 046,0</text:p>
          </table:table-cell>
          <table:table-cell table:style-name="ce3" office:value-type="float" office:value="151420" calcext:value-type="float">
            <text:p>151 420,0</text:p>
          </table:table-cell>
          <table:table-cell table:style-name="ce3" office:value-type="float" office:value="223466" calcext:value-type="float">
            <text:p>223 466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résoudre les problèmes de la vie quotidienne (comme se repérer sur un itinéraire ou compter l'argent)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6162735" calcext:value-type="float">
            <text:p>6 162 735,0</text:p>
          </table:table-cell>
          <table:table-cell table:style-name="ce3" office:value-type="float" office:value="7331246" calcext:value-type="float">
            <text:p>7 331 246,0</text:p>
          </table:table-cell>
          <table:table-cell table:style-name="ce3" office:value-type="float" office:value="13493981" calcext:value-type="float">
            <text:p>13 493 981,0</text:p>
          </table:table-cell>
          <table:table-cell table:style-name="ce3" office:value-type="float" office:value="4469545" calcext:value-type="float">
            <text:p>4 469 545,0</text:p>
          </table:table-cell>
          <table:table-cell table:style-name="ce3" office:value-type="float" office:value="4952220" calcext:value-type="float">
            <text:p>4 952 220,0</text:p>
          </table:table-cell>
          <table:table-cell table:style-name="ce3" office:value-type="float" office:value="9421765" calcext:value-type="float">
            <text:p>9 421 765,0</text:p>
          </table:table-cell>
          <table:table-cell table:style-name="ce3" office:value-type="float" office:value="1693190" calcext:value-type="float">
            <text:p>1 693 190,0</text:p>
          </table:table-cell>
          <table:table-cell table:style-name="ce3" office:value-type="float" office:value="2379026" calcext:value-type="float">
            <text:p>2 379 026,0</text:p>
          </table:table-cell>
          <table:table-cell table:style-name="ce3" office:value-type="float" office:value="4072216" calcext:value-type="float">
            <text:p>4 072 216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résoudre les problèmes de la vie quotidienne (comme se repérer sur un itinéraire ou compter l'argent)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624471" calcext:value-type="float">
            <text:p>624 471,0</text:p>
          </table:table-cell>
          <table:table-cell table:style-name="ce3" office:value-type="float" office:value="1091781" calcext:value-type="float">
            <text:p>1 091 781,0</text:p>
          </table:table-cell>
          <table:table-cell table:style-name="ce3" office:value-type="float" office:value="1716252" calcext:value-type="float">
            <text:p>1 716 252,0</text:p>
          </table:table-cell>
          <table:table-cell table:style-name="ce3" office:value-type="float" office:value="240454" calcext:value-type="float">
            <text:p>240 454,0</text:p>
          </table:table-cell>
          <table:table-cell table:style-name="ce3" office:value-type="float" office:value="333775" calcext:value-type="float">
            <text:p>333 775,0</text:p>
          </table:table-cell>
          <table:table-cell table:style-name="ce3" office:value-type="float" office:value="574229" calcext:value-type="float">
            <text:p>574 229,0</text:p>
          </table:table-cell>
          <table:table-cell table:style-name="ce3" office:value-type="float" office:value="384017" calcext:value-type="float">
            <text:p>384 017,0</text:p>
          </table:table-cell>
          <table:table-cell table:style-name="ce3" office:value-type="float" office:value="758006" calcext:value-type="float">
            <text:p>758 006,0</text:p>
          </table:table-cell>
          <table:table-cell table:style-name="ce3" office:value-type="float" office:value="1142023" calcext:value-type="float">
            <text:p>1 142 023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résoudre les problèmes de la vie quotidienne (comme se repérer sur un itinéraire ou compter l'argent)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94" calcext:value-type="float">
            <text:p>6 882 294,0</text:p>
          </table:table-cell>
          <table:table-cell table:style-name="ce3" office:value-type="float" office:value="8596082" calcext:value-type="float">
            <text:p>8 596 082,0</text:p>
          </table:table-cell>
          <table:table-cell table:style-name="ce3" office:value-type="float" office:value="15478376" calcext:value-type="float">
            <text:p>15 478 376,0</text:p>
          </table:table-cell>
          <table:table-cell table:style-name="ce3" office:value-type="float" office:value="4733041" calcext:value-type="float">
            <text:p>4 733 041,0</text:p>
          </table:table-cell>
          <table:table-cell table:style-name="ce3" office:value-type="float" office:value="5307630" calcext:value-type="float">
            <text:p>5 307 630,0</text:p>
          </table:table-cell>
          <table:table-cell table:style-name="ce3" office:value-type="float" office:value="10040671" calcext:value-type="float">
            <text:p>10 040 671,0</text:p>
          </table:table-cell>
          <table:table-cell table:style-name="ce3" office:value-type="float" office:value="2149253" calcext:value-type="float">
            <text:p>2 149 253,0</text:p>
          </table:table-cell>
          <table:table-cell table:style-name="ce3" office:value-type="float" office:value="3288452" calcext:value-type="float">
            <text:p>3 288 452,0</text:p>
          </table:table-cell>
          <table:table-cell table:style-name="ce3" office:value-type="float" office:value="5437705" calcext:value-type="float">
            <text:p>5 437 705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concentrer plus de 10 minutes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42863" calcext:value-type="float">
            <text:p>42 863,0</text:p>
          </table:table-cell>
          <table:table-cell table:style-name="ce3" office:value-type="float" office:value="84247" calcext:value-type="float">
            <text:p>84 247,0</text:p>
          </table:table-cell>
          <table:table-cell table:style-name="ce3" office:value-type="float" office:value="127110" calcext:value-type="float">
            <text:p>127 110,0</text:p>
          </table:table-cell>
          <table:table-cell table:style-name="ce3" office:value-type="float" office:value="10234" calcext:value-type="float">
            <text:p>10 234,0</text:p>
          </table:table-cell>
          <table:table-cell table:style-name="ce3" office:value-type="float" office:value="12236" calcext:value-type="float">
            <text:p>12 236,0</text:p>
          </table:table-cell>
          <table:table-cell table:style-name="ce3" office:value-type="float" office:value="22470" calcext:value-type="float">
            <text:p>22 470,0</text:p>
          </table:table-cell>
          <table:table-cell table:style-name="ce3" office:value-type="float" office:value="32629" calcext:value-type="float">
            <text:p>32 629,0</text:p>
          </table:table-cell>
          <table:table-cell table:style-name="ce3" office:value-type="float" office:value="72011" calcext:value-type="float">
            <text:p>72 011,0</text:p>
          </table:table-cell>
          <table:table-cell table:style-name="ce3" office:value-type="float" office:value="104640" calcext:value-type="float">
            <text:p>104 640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concentrer plus de 10 minutes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6035617" calcext:value-type="float">
            <text:p>6 035 617,0</text:p>
          </table:table-cell>
          <table:table-cell table:style-name="ce3" office:value-type="float" office:value="7353563" calcext:value-type="float">
            <text:p>7 353 563,0</text:p>
          </table:table-cell>
          <table:table-cell table:style-name="ce3" office:value-type="float" office:value="13389180" calcext:value-type="float">
            <text:p>13 389 180,0</text:p>
          </table:table-cell>
          <table:table-cell table:style-name="ce3" office:value-type="float" office:value="4390487" calcext:value-type="float">
            <text:p>4 390 487,0</text:p>
          </table:table-cell>
          <table:table-cell table:style-name="ce3" office:value-type="float" office:value="4935084" calcext:value-type="float">
            <text:p>4 935 084,0</text:p>
          </table:table-cell>
          <table:table-cell table:style-name="ce3" office:value-type="float" office:value="9325571" calcext:value-type="float">
            <text:p>9 325 571,0</text:p>
          </table:table-cell>
          <table:table-cell table:style-name="ce3" office:value-type="float" office:value="1645130" calcext:value-type="float">
            <text:p>1 645 130,0</text:p>
          </table:table-cell>
          <table:table-cell table:style-name="ce3" office:value-type="float" office:value="2418479" calcext:value-type="float">
            <text:p>2 418 479,0</text:p>
          </table:table-cell>
          <table:table-cell table:style-name="ce3" office:value-type="float" office:value="4063609" calcext:value-type="float">
            <text:p>4 063 609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concentrer plus de 10 minutes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803806" calcext:value-type="float">
            <text:p>803 806,0</text:p>
          </table:table-cell>
          <table:table-cell table:style-name="ce3" office:value-type="float" office:value="1158274" calcext:value-type="float">
            <text:p>1 158 274,0</text:p>
          </table:table-cell>
          <table:table-cell table:style-name="ce3" office:value-type="float" office:value="1962080" calcext:value-type="float">
            <text:p>1 962 080,0</text:p>
          </table:table-cell>
          <table:table-cell table:style-name="ce3" office:value-type="float" office:value="332317" calcext:value-type="float">
            <text:p>332 317,0</text:p>
          </table:table-cell>
          <table:table-cell table:style-name="ce3" office:value-type="float" office:value="360312" calcext:value-type="float">
            <text:p>360 312,0</text:p>
          </table:table-cell>
          <table:table-cell table:style-name="ce3" office:value-type="float" office:value="692629" calcext:value-type="float">
            <text:p>692 629,0</text:p>
          </table:table-cell>
          <table:table-cell table:style-name="ce3" office:value-type="float" office:value="471489" calcext:value-type="float">
            <text:p>471 489,0</text:p>
          </table:table-cell>
          <table:table-cell table:style-name="ce3" office:value-type="float" office:value="797962" calcext:value-type="float">
            <text:p>797 962,0</text:p>
          </table:table-cell>
          <table:table-cell table:style-name="ce3" office:value-type="float" office:value="1269451" calcext:value-type="float">
            <text:p>1 269 451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concentrer plus de 10 minutes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86" calcext:value-type="float">
            <text:p>6 882 286,0</text:p>
          </table:table-cell>
          <table:table-cell table:style-name="ce3" office:value-type="float" office:value="8596084" calcext:value-type="float">
            <text:p>8 596 084,0</text:p>
          </table:table-cell>
          <table:table-cell table:style-name="ce3" office:value-type="float" office:value="15478370" calcext:value-type="float">
            <text:p>15 478 370,0</text:p>
          </table:table-cell>
          <table:table-cell table:style-name="ce3" office:value-type="float" office:value="4733038" calcext:value-type="float">
            <text:p>4 733 038,0</text:p>
          </table:table-cell>
          <table:table-cell table:style-name="ce3" office:value-type="float" office:value="5307632" calcext:value-type="float">
            <text:p>5 307 632,0</text:p>
          </table:table-cell>
          <table:table-cell table:style-name="ce3" office:value-type="float" office:value="10040670" calcext:value-type="float">
            <text:p>10 040 670,0</text:p>
          </table:table-cell>
          <table:table-cell table:style-name="ce3" office:value-type="float" office:value="2149248" calcext:value-type="float">
            <text:p>2 149 248,0</text:p>
          </table:table-cell>
          <table:table-cell table:style-name="ce3" office:value-type="float" office:value="3288452" calcext:value-type="float">
            <text:p>3 288 452,0</text:p>
          </table:table-cell>
          <table:table-cell table:style-name="ce3" office:value-type="float" office:value="5437700" calcext:value-type="float">
            <text:p>5 437 700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laver seule (prendre un bain ou une douche)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125922" calcext:value-type="float">
            <text:p>125 922,0</text:p>
          </table:table-cell>
          <table:table-cell table:style-name="ce3" office:value-type="float" office:value="250282" calcext:value-type="float">
            <text:p>250 282,0</text:p>
          </table:table-cell>
          <table:table-cell table:style-name="ce3" office:value-type="float" office:value="376204" calcext:value-type="float">
            <text:p>376 204,0</text:p>
          </table:table-cell>
          <table:table-cell table:style-name="ce3" office:value-type="float" office:value="29117" calcext:value-type="float">
            <text:p>29 117,0</text:p>
          </table:table-cell>
          <table:table-cell table:style-name="ce3" office:value-type="float" office:value="32138" calcext:value-type="float">
            <text:p>32 138,0</text:p>
          </table:table-cell>
          <table:table-cell table:style-name="ce3" office:value-type="float" office:value="61255" calcext:value-type="float">
            <text:p>61 255,0</text:p>
          </table:table-cell>
          <table:table-cell table:style-name="ce3" office:value-type="float" office:value="96805" calcext:value-type="float">
            <text:p>96 805,0</text:p>
          </table:table-cell>
          <table:table-cell table:style-name="ce3" office:value-type="float" office:value="218144" calcext:value-type="float">
            <text:p>218 144,0</text:p>
          </table:table-cell>
          <table:table-cell table:style-name="ce3" office:value-type="float" office:value="314949" calcext:value-type="float">
            <text:p>314 949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laver seule (prendre un bain ou une douche)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6196069" calcext:value-type="float">
            <text:p>6 196 069,0</text:p>
          </table:table-cell>
          <table:table-cell table:style-name="ce3" office:value-type="float" office:value="7349539" calcext:value-type="float">
            <text:p>7 349 539,0</text:p>
          </table:table-cell>
          <table:table-cell table:style-name="ce3" office:value-type="float" office:value="13545608" calcext:value-type="float">
            <text:p>13 545 608,0</text:p>
          </table:table-cell>
          <table:table-cell table:style-name="ce3" office:value-type="float" office:value="4494547" calcext:value-type="float">
            <text:p>4 494 547,0</text:p>
          </table:table-cell>
          <table:table-cell table:style-name="ce3" office:value-type="float" office:value="5018646" calcext:value-type="float">
            <text:p>5 018 646,0</text:p>
          </table:table-cell>
          <table:table-cell table:style-name="ce3" office:value-type="float" office:value="9513193" calcext:value-type="float">
            <text:p>9 513 193,0</text:p>
          </table:table-cell>
          <table:table-cell table:style-name="ce3" office:value-type="float" office:value="1701522" calcext:value-type="float">
            <text:p>1 701 522,0</text:p>
          </table:table-cell>
          <table:table-cell table:style-name="ce3" office:value-type="float" office:value="2330893" calcext:value-type="float">
            <text:p>2 330 893,0</text:p>
          </table:table-cell>
          <table:table-cell table:style-name="ce3" office:value-type="float" office:value="4032415" calcext:value-type="float">
            <text:p>4 032 415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laver seule (prendre un bain ou une douche)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560300" calcext:value-type="float">
            <text:p>560 300,0</text:p>
          </table:table-cell>
          <table:table-cell table:style-name="ce3" office:value-type="float" office:value="996249" calcext:value-type="float">
            <text:p>996 249,0</text:p>
          </table:table-cell>
          <table:table-cell table:style-name="ce3" office:value-type="float" office:value="1556549" calcext:value-type="float">
            <text:p>1 556 549,0</text:p>
          </table:table-cell>
          <table:table-cell table:style-name="ce3" office:value-type="float" office:value="209376" calcext:value-type="float">
            <text:p>209 376,0</text:p>
          </table:table-cell>
          <table:table-cell table:style-name="ce3" office:value-type="float" office:value="256836" calcext:value-type="float">
            <text:p>256 836,0</text:p>
          </table:table-cell>
          <table:table-cell table:style-name="ce3" office:value-type="float" office:value="466212" calcext:value-type="float">
            <text:p>466 212,0</text:p>
          </table:table-cell>
          <table:table-cell table:style-name="ce3" office:value-type="float" office:value="350924" calcext:value-type="float">
            <text:p>350 924,0</text:p>
          </table:table-cell>
          <table:table-cell table:style-name="ce3" office:value-type="float" office:value="739413" calcext:value-type="float">
            <text:p>739 413,0</text:p>
          </table:table-cell>
          <table:table-cell table:style-name="ce3" office:value-type="float" office:value="1090337" calcext:value-type="float">
            <text:p>1 090 337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laver seule (prendre un bain ou une douche)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91" calcext:value-type="float">
            <text:p>6 882 291,0</text:p>
          </table:table-cell>
          <table:table-cell table:style-name="ce3" office:value-type="float" office:value="8596070" calcext:value-type="float">
            <text:p>8 596 070,0</text:p>
          </table:table-cell>
          <table:table-cell table:style-name="ce3" office:value-type="float" office:value="15478361" calcext:value-type="float">
            <text:p>15 478 361,0</text:p>
          </table:table-cell>
          <table:table-cell table:style-name="ce3" office:value-type="float" office:value="4733040" calcext:value-type="float">
            <text:p>4 733 040,0</text:p>
          </table:table-cell>
          <table:table-cell table:style-name="ce3" office:value-type="float" office:value="5307620" calcext:value-type="float">
            <text:p>5 307 620,0</text:p>
          </table:table-cell>
          <table:table-cell table:style-name="ce3" office:value-type="float" office:value="10040660" calcext:value-type="float">
            <text:p>10 040 660,0</text:p>
          </table:table-cell>
          <table:table-cell table:style-name="ce3" office:value-type="float" office:value="2149251" calcext:value-type="float">
            <text:p>2 149 251,0</text:p>
          </table:table-cell>
          <table:table-cell table:style-name="ce3" office:value-type="float" office:value="3288450" calcext:value-type="float">
            <text:p>3 288 450,0</text:p>
          </table:table-cell>
          <table:table-cell table:style-name="ce3" office:value-type="float" office:value="5437701" calcext:value-type="float">
            <text:p>5 437 701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servir de ses mains et ses doigts (par exemple pour saisir un crayon ou utiliser des ciseaux)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30695" calcext:value-type="float">
            <text:p>30 695,0</text:p>
          </table:table-cell>
          <table:table-cell table:style-name="ce3" office:value-type="float" office:value="46880" calcext:value-type="float">
            <text:p>46 880,0</text:p>
          </table:table-cell>
          <table:table-cell table:style-name="ce3" office:value-type="float" office:value="77575" calcext:value-type="float">
            <text:p>77 575,0</text:p>
          </table:table-cell>
          <table:table-cell table:style-name="ce3" office:value-type="float" office:value="10160" calcext:value-type="float">
            <text:p>10 160,0</text:p>
          </table:table-cell>
          <table:table-cell table:style-name="ce3" office:value-type="float" office:value="10971" calcext:value-type="float">
            <text:p>10 971,0</text:p>
          </table:table-cell>
          <table:table-cell table:style-name="ce3" office:value-type="float" office:value="21131" calcext:value-type="float">
            <text:p>21 131,0</text:p>
          </table:table-cell>
          <table:table-cell table:style-name="ce3" office:value-type="float" office:value="20535" calcext:value-type="float">
            <text:p>20 535,0</text:p>
          </table:table-cell>
          <table:table-cell table:style-name="ce3" office:value-type="float" office:value="35909" calcext:value-type="float">
            <text:p>35 909,0</text:p>
          </table:table-cell>
          <table:table-cell table:style-name="ce3" office:value-type="float" office:value="56444" calcext:value-type="float">
            <text:p>56 444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servir de ses mains et ses doigts (par exemple pour saisir un crayon ou utiliser des ciseaux)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6043026" calcext:value-type="float">
            <text:p>6 043 026,0</text:p>
          </table:table-cell>
          <table:table-cell table:style-name="ce3" office:value-type="float" office:value="6857348" calcext:value-type="float">
            <text:p>6 857 348,0</text:p>
          </table:table-cell>
          <table:table-cell table:style-name="ce3" office:value-type="float" office:value="12900374" calcext:value-type="float">
            <text:p>12 900 374,0</text:p>
          </table:table-cell>
          <table:table-cell table:style-name="ce3" office:value-type="float" office:value="4352842" calcext:value-type="float">
            <text:p>4 352 842,0</text:p>
          </table:table-cell>
          <table:table-cell table:style-name="ce3" office:value-type="float" office:value="4602652" calcext:value-type="float">
            <text:p>4 602 652,0</text:p>
          </table:table-cell>
          <table:table-cell table:style-name="ce3" office:value-type="float" office:value="8955494" calcext:value-type="float">
            <text:p>8 955 494,0</text:p>
          </table:table-cell>
          <table:table-cell table:style-name="ce3" office:value-type="float" office:value="1690184" calcext:value-type="float">
            <text:p>1 690 184,0</text:p>
          </table:table-cell>
          <table:table-cell table:style-name="ce3" office:value-type="float" office:value="2254696" calcext:value-type="float">
            <text:p>2 254 696,0</text:p>
          </table:table-cell>
          <table:table-cell table:style-name="ce3" office:value-type="float" office:value="3944880" calcext:value-type="float">
            <text:p>3 944 880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servir de ses mains et ses doigts (par exemple pour saisir un crayon ou utiliser des ciseaux)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808564" calcext:value-type="float">
            <text:p>808 564,0</text:p>
          </table:table-cell>
          <table:table-cell table:style-name="ce3" office:value-type="float" office:value="1691857" calcext:value-type="float">
            <text:p>1 691 857,0</text:p>
          </table:table-cell>
          <table:table-cell table:style-name="ce3" office:value-type="float" office:value="2500421" calcext:value-type="float">
            <text:p>2 500 421,0</text:p>
          </table:table-cell>
          <table:table-cell table:style-name="ce3" office:value-type="float" office:value="370028" calcext:value-type="float">
            <text:p>370 028,0</text:p>
          </table:table-cell>
          <table:table-cell table:style-name="ce3" office:value-type="float" office:value="694012" calcext:value-type="float">
            <text:p>694 012,0</text:p>
          </table:table-cell>
          <table:table-cell table:style-name="ce3" office:value-type="float" office:value="1064040" calcext:value-type="float">
            <text:p>1 064 040,0</text:p>
          </table:table-cell>
          <table:table-cell table:style-name="ce3" office:value-type="float" office:value="438536" calcext:value-type="float">
            <text:p>438 536,0</text:p>
          </table:table-cell>
          <table:table-cell table:style-name="ce3" office:value-type="float" office:value="997845" calcext:value-type="float">
            <text:p>997 845,0</text:p>
          </table:table-cell>
          <table:table-cell table:style-name="ce3" office:value-type="float" office:value="1436381" calcext:value-type="float">
            <text:p>1 436 381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servir de ses mains et ses doigts (par exemple pour saisir un crayon ou utiliser des ciseaux)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85" calcext:value-type="float">
            <text:p>6 882 285,0</text:p>
          </table:table-cell>
          <table:table-cell table:style-name="ce3" office:value-type="float" office:value="8596085" calcext:value-type="float">
            <text:p>8 596 085,0</text:p>
          </table:table-cell>
          <table:table-cell table:style-name="ce3" office:value-type="float" office:value="15478370" calcext:value-type="float">
            <text:p>15 478 370,0</text:p>
          </table:table-cell>
          <table:table-cell table:style-name="ce3" office:value-type="float" office:value="4733030" calcext:value-type="float">
            <text:p>4 733 030,0</text:p>
          </table:table-cell>
          <table:table-cell table:style-name="ce3" office:value-type="float" office:value="5307635" calcext:value-type="float">
            <text:p>5 307 635,0</text:p>
          </table:table-cell>
          <table:table-cell table:style-name="ce3" office:value-type="float" office:value="10040665" calcext:value-type="float">
            <text:p>10 040 665,0</text:p>
          </table:table-cell>
          <table:table-cell table:style-name="ce3" office:value-type="float" office:value="2149255" calcext:value-type="float">
            <text:p>2 149 255,0</text:p>
          </table:table-cell>
          <table:table-cell table:style-name="ce3" office:value-type="float" office:value="3288450" calcext:value-type="float">
            <text:p>3 288 450,0</text:p>
          </table:table-cell>
          <table:table-cell table:style-name="ce3" office:value-type="float" office:value="5437705" calcext:value-type="float">
            <text:p>5 437 705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souvenir des choses importantes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44358" calcext:value-type="float">
            <text:p>44 358,0</text:p>
          </table:table-cell>
          <table:table-cell table:style-name="ce3" office:value-type="float" office:value="86003" calcext:value-type="float">
            <text:p>86 003,0</text:p>
          </table:table-cell>
          <table:table-cell table:style-name="ce3" office:value-type="float" office:value="130361" calcext:value-type="float">
            <text:p>130 361,0</text:p>
          </table:table-cell>
          <table:table-cell table:style-name="ce3" office:value-type="float" office:value="8342" calcext:value-type="float">
            <text:p>8 342,0</text:p>
          </table:table-cell>
          <table:table-cell table:style-name="ce3" office:value-type="float" office:value="9827" calcext:value-type="float">
            <text:p>9 827,0</text:p>
          </table:table-cell>
          <table:table-cell table:style-name="ce3" office:value-type="float" office:value="18169" calcext:value-type="float">
            <text:p>18 169,0</text:p>
          </table:table-cell>
          <table:table-cell table:style-name="ce3" office:value-type="float" office:value="36016" calcext:value-type="float">
            <text:p>36 016,0</text:p>
          </table:table-cell>
          <table:table-cell table:style-name="ce3" office:value-type="float" office:value="76176" calcext:value-type="float">
            <text:p>76 176,0</text:p>
          </table:table-cell>
          <table:table-cell table:style-name="ce3" office:value-type="float" office:value="112192" calcext:value-type="float">
            <text:p>112 192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souvenir des choses importantes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5249776" calcext:value-type="float">
            <text:p>5 249 776,0</text:p>
          </table:table-cell>
          <table:table-cell table:style-name="ce3" office:value-type="float" office:value="6524021" calcext:value-type="float">
            <text:p>6 524 021,0</text:p>
          </table:table-cell>
          <table:table-cell table:style-name="ce3" office:value-type="float" office:value="11773797" calcext:value-type="float">
            <text:p>11 773 797,0</text:p>
          </table:table-cell>
          <table:table-cell table:style-name="ce3" office:value-type="float" office:value="3960455" calcext:value-type="float">
            <text:p>3 960 455,0</text:p>
          </table:table-cell>
          <table:table-cell table:style-name="ce3" office:value-type="float" office:value="4512878" calcext:value-type="float">
            <text:p>4 512 878,0</text:p>
          </table:table-cell>
          <table:table-cell table:style-name="ce3" office:value-type="float" office:value="8473333" calcext:value-type="float">
            <text:p>8 473 333,0</text:p>
          </table:table-cell>
          <table:table-cell table:style-name="ce3" office:value-type="float" office:value="1289321" calcext:value-type="float">
            <text:p>1 289 321,0</text:p>
          </table:table-cell>
          <table:table-cell table:style-name="ce3" office:value-type="float" office:value="2011143" calcext:value-type="float">
            <text:p>2 011 143,0</text:p>
          </table:table-cell>
          <table:table-cell table:style-name="ce3" office:value-type="float" office:value="3300464" calcext:value-type="float">
            <text:p>3 300 464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souvenir des choses importantes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1588145" calcext:value-type="float">
            <text:p>1 588 145,0</text:p>
          </table:table-cell>
          <table:table-cell table:style-name="ce3" office:value-type="float" office:value="1986068" calcext:value-type="float">
            <text:p>1 986 068,0</text:p>
          </table:table-cell>
          <table:table-cell table:style-name="ce3" office:value-type="float" office:value="3574213" calcext:value-type="float">
            <text:p>3 574 213,0</text:p>
          </table:table-cell>
          <table:table-cell table:style-name="ce3" office:value-type="float" office:value="764237" calcext:value-type="float">
            <text:p>764 237,0</text:p>
          </table:table-cell>
          <table:table-cell table:style-name="ce3" office:value-type="float" office:value="784931" calcext:value-type="float">
            <text:p>784 931,0</text:p>
          </table:table-cell>
          <table:table-cell table:style-name="ce3" office:value-type="float" office:value="1549168" calcext:value-type="float">
            <text:p>1 549 168,0</text:p>
          </table:table-cell>
          <table:table-cell table:style-name="ce3" office:value-type="float" office:value="823908" calcext:value-type="float">
            <text:p>823 908,0</text:p>
          </table:table-cell>
          <table:table-cell table:style-name="ce3" office:value-type="float" office:value="1201137" calcext:value-type="float">
            <text:p>1 201 137,0</text:p>
          </table:table-cell>
          <table:table-cell table:style-name="ce3" office:value-type="float" office:value="2025045" calcext:value-type="float">
            <text:p>2 025 045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e souvenir des choses importantes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79" calcext:value-type="float">
            <text:p>6 882 279,0</text:p>
          </table:table-cell>
          <table:table-cell table:style-name="ce3" office:value-type="float" office:value="8596092" calcext:value-type="float">
            <text:p>8 596 092,0</text:p>
          </table:table-cell>
          <table:table-cell table:style-name="ce3" office:value-type="float" office:value="15478371" calcext:value-type="float">
            <text:p>15 478 371,0</text:p>
          </table:table-cell>
          <table:table-cell table:style-name="ce3" office:value-type="float" office:value="4733034" calcext:value-type="float">
            <text:p>4 733 034,0</text:p>
          </table:table-cell>
          <table:table-cell table:style-name="ce3" office:value-type="float" office:value="5307636" calcext:value-type="float">
            <text:p>5 307 636,0</text:p>
          </table:table-cell>
          <table:table-cell table:style-name="ce3" office:value-type="float" office:value="10040670" calcext:value-type="float">
            <text:p>10 040 670,0</text:p>
          </table:table-cell>
          <table:table-cell table:style-name="ce3" office:value-type="float" office:value="2149245" calcext:value-type="float">
            <text:p>2 149 245,0</text:p>
          </table:table-cell>
          <table:table-cell table:style-name="ce3" office:value-type="float" office:value="3288456" calcext:value-type="float">
            <text:p>3 288 456,0</text:p>
          </table:table-cell>
          <table:table-cell table:style-name="ce3" office:value-type="float" office:value="5437701" calcext:value-type="float">
            <text:p>5 437 701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ortir de son logement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89068" calcext:value-type="float">
            <text:p>89 068,0</text:p>
          </table:table-cell>
          <table:table-cell table:style-name="ce3" office:value-type="float" office:value="208855" calcext:value-type="float">
            <text:p>208 855,0</text:p>
          </table:table-cell>
          <table:table-cell table:style-name="ce3" office:value-type="float" office:value="297923" calcext:value-type="float">
            <text:p>297 923,0</text:p>
          </table:table-cell>
          <table:table-cell table:style-name="ce3" office:value-type="float" office:value="19155" calcext:value-type="float">
            <text:p>19 155,0</text:p>
          </table:table-cell>
          <table:table-cell table:style-name="ce3" office:value-type="float" office:value="23757" calcext:value-type="float">
            <text:p>23 757,0</text:p>
          </table:table-cell>
          <table:table-cell table:style-name="ce3" office:value-type="float" office:value="42912" calcext:value-type="float">
            <text:p>42 912,0</text:p>
          </table:table-cell>
          <table:table-cell table:style-name="ce3" office:value-type="float" office:value="69913" calcext:value-type="float">
            <text:p>69 913,0</text:p>
          </table:table-cell>
          <table:table-cell table:style-name="ce3" office:value-type="float" office:value="185098" calcext:value-type="float">
            <text:p>185 098,0</text:p>
          </table:table-cell>
          <table:table-cell table:style-name="ce3" office:value-type="float" office:value="255011" calcext:value-type="float">
            <text:p>255 011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ortir de son logement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6210407" calcext:value-type="float">
            <text:p>6 210 407,0</text:p>
          </table:table-cell>
          <table:table-cell table:style-name="ce3" office:value-type="float" office:value="7217941" calcext:value-type="float">
            <text:p>7 217 941,0</text:p>
          </table:table-cell>
          <table:table-cell table:style-name="ce3" office:value-type="float" office:value="13428348" calcext:value-type="float">
            <text:p>13 428 348,0</text:p>
          </table:table-cell>
          <table:table-cell table:style-name="ce3" office:value-type="float" office:value="4504472" calcext:value-type="float">
            <text:p>4 504 472,0</text:p>
          </table:table-cell>
          <table:table-cell table:style-name="ce3" office:value-type="float" office:value="4980734" calcext:value-type="float">
            <text:p>4 980 734,0</text:p>
          </table:table-cell>
          <table:table-cell table:style-name="ce3" office:value-type="float" office:value="9485206" calcext:value-type="float">
            <text:p>9 485 206,0</text:p>
          </table:table-cell>
          <table:table-cell table:style-name="ce3" office:value-type="float" office:value="1705935" calcext:value-type="float">
            <text:p>1 705 935,0</text:p>
          </table:table-cell>
          <table:table-cell table:style-name="ce3" office:value-type="float" office:value="2237207" calcext:value-type="float">
            <text:p>2 237 207,0</text:p>
          </table:table-cell>
          <table:table-cell table:style-name="ce3" office:value-type="float" office:value="3943142" calcext:value-type="float">
            <text:p>3 943 142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ortir de son logement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582805" calcext:value-type="float">
            <text:p>582 805,0</text:p>
          </table:table-cell>
          <table:table-cell table:style-name="ce3" office:value-type="float" office:value="1169294" calcext:value-type="float">
            <text:p>1 169 294,0</text:p>
          </table:table-cell>
          <table:table-cell table:style-name="ce3" office:value-type="float" office:value="1752099" calcext:value-type="float">
            <text:p>1 752 099,0</text:p>
          </table:table-cell>
          <table:table-cell table:style-name="ce3" office:value-type="float" office:value="209408" calcext:value-type="float">
            <text:p>209 408,0</text:p>
          </table:table-cell>
          <table:table-cell table:style-name="ce3" office:value-type="float" office:value="303148" calcext:value-type="float">
            <text:p>303 148,0</text:p>
          </table:table-cell>
          <table:table-cell table:style-name="ce3" office:value-type="float" office:value="512556" calcext:value-type="float">
            <text:p>512 556,0</text:p>
          </table:table-cell>
          <table:table-cell table:style-name="ce3" office:value-type="float" office:value="373397" calcext:value-type="float">
            <text:p>373 397,0</text:p>
          </table:table-cell>
          <table:table-cell table:style-name="ce3" office:value-type="float" office:value="866146" calcext:value-type="float">
            <text:p>866 146,0</text:p>
          </table:table-cell>
          <table:table-cell table:style-name="ce3" office:value-type="float" office:value="1239543" calcext:value-type="float">
            <text:p>1 239 543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sortir de son logement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80" calcext:value-type="float">
            <text:p>6 882 280,0</text:p>
          </table:table-cell>
          <table:table-cell table:style-name="ce3" office:value-type="float" office:value="8596090" calcext:value-type="float">
            <text:p>8 596 090,0</text:p>
          </table:table-cell>
          <table:table-cell table:style-name="ce3" office:value-type="float" office:value="15478370" calcext:value-type="float">
            <text:p>15 478 370,0</text:p>
          </table:table-cell>
          <table:table-cell table:style-name="ce3" office:value-type="float" office:value="4733035" calcext:value-type="float">
            <text:p>4 733 035,0</text:p>
          </table:table-cell>
          <table:table-cell table:style-name="ce3" office:value-type="float" office:value="5307639" calcext:value-type="float">
            <text:p>5 307 639,0</text:p>
          </table:table-cell>
          <table:table-cell table:style-name="ce3" office:value-type="float" office:value="10040674" calcext:value-type="float">
            <text:p>10 040 674,0</text:p>
          </table:table-cell>
          <table:table-cell table:style-name="ce3" office:value-type="float" office:value="2149245" calcext:value-type="float">
            <text:p>2 149 245,0</text:p>
          </table:table-cell>
          <table:table-cell table:style-name="ce3" office:value-type="float" office:value="3288451" calcext:value-type="float">
            <text:p>3 288 451,0</text:p>
          </table:table-cell>
          <table:table-cell table:style-name="ce3" office:value-type="float" office:value="5437696" calcext:value-type="float">
            <text:p>5 437 696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voir même avec ses lunettes ou des lentilles de contact si elle en porte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17120" calcext:value-type="float">
            <text:p>17 120,0</text:p>
          </table:table-cell>
          <table:table-cell table:style-name="ce3" office:value-type="float" office:value="29676" calcext:value-type="float">
            <text:p>29 676,0</text:p>
          </table:table-cell>
          <table:table-cell table:style-name="ce3" office:value-type="float" office:value="46796" calcext:value-type="float">
            <text:p>46 796,0</text:p>
          </table:table-cell>
          <table:table-cell table:style-name="ce3" office:value-type="float" office:value="5649" calcext:value-type="float">
            <text:p>5 649,0</text:p>
          </table:table-cell>
          <table:table-cell table:style-name="ce3" office:value-type="float" office:value="4003" calcext:value-type="float">
            <text:p>4 003,0</text:p>
          </table:table-cell>
          <table:table-cell table:style-name="ce3" office:value-type="float" office:value="9652" calcext:value-type="float">
            <text:p>9 652,0</text:p>
          </table:table-cell>
          <table:table-cell table:style-name="ce3" office:value-type="float" office:value="11471" calcext:value-type="float">
            <text:p>11 471,0</text:p>
          </table:table-cell>
          <table:table-cell table:style-name="ce3" office:value-type="float" office:value="25673" calcext:value-type="float">
            <text:p>25 673,0</text:p>
          </table:table-cell>
          <table:table-cell table:style-name="ce3" office:value-type="float" office:value="37144" calcext:value-type="float">
            <text:p>37 144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voir même avec ses lunettes ou des lentilles de contact si elle en porte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5287916" calcext:value-type="float">
            <text:p>5 287 916,0</text:p>
          </table:table-cell>
          <table:table-cell table:style-name="ce3" office:value-type="float" office:value="6220035" calcext:value-type="float">
            <text:p>6 220 035,0</text:p>
          </table:table-cell>
          <table:table-cell table:style-name="ce3" office:value-type="float" office:value="11507951" calcext:value-type="float">
            <text:p>11 507 951,0</text:p>
          </table:table-cell>
          <table:table-cell table:style-name="ce3" office:value-type="float" office:value="3859931" calcext:value-type="float">
            <text:p>3 859 931,0</text:p>
          </table:table-cell>
          <table:table-cell table:style-name="ce3" office:value-type="float" office:value="4248772" calcext:value-type="float">
            <text:p>4 248 772,0</text:p>
          </table:table-cell>
          <table:table-cell table:style-name="ce3" office:value-type="float" office:value="8108703" calcext:value-type="float">
            <text:p>8 108 703,0</text:p>
          </table:table-cell>
          <table:table-cell table:style-name="ce3" office:value-type="float" office:value="1427985" calcext:value-type="float">
            <text:p>1 427 985,0</text:p>
          </table:table-cell>
          <table:table-cell table:style-name="ce3" office:value-type="float" office:value="1971263" calcext:value-type="float">
            <text:p>1 971 263,0</text:p>
          </table:table-cell>
          <table:table-cell table:style-name="ce3" office:value-type="float" office:value="3399248" calcext:value-type="float">
            <text:p>3 399 248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voir même avec ses lunettes ou des lentilles de contact si elle en porte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1577247" calcext:value-type="float">
            <text:p>1 577 247,0</text:p>
          </table:table-cell>
          <table:table-cell table:style-name="ce3" office:value-type="float" office:value="2346383" calcext:value-type="float">
            <text:p>2 346 383,0</text:p>
          </table:table-cell>
          <table:table-cell table:style-name="ce3" office:value-type="float" office:value="3923630" calcext:value-type="float">
            <text:p>3 923 630,0</text:p>
          </table:table-cell>
          <table:table-cell table:style-name="ce3" office:value-type="float" office:value="867456" calcext:value-type="float">
            <text:p>867 456,0</text:p>
          </table:table-cell>
          <table:table-cell table:style-name="ce3" office:value-type="float" office:value="1054858" calcext:value-type="float">
            <text:p>1 054 858,0</text:p>
          </table:table-cell>
          <table:table-cell table:style-name="ce3" office:value-type="float" office:value="1922314" calcext:value-type="float">
            <text:p>1 922 314,0</text:p>
          </table:table-cell>
          <table:table-cell table:style-name="ce3" office:value-type="float" office:value="709791" calcext:value-type="float">
            <text:p>709 791,0</text:p>
          </table:table-cell>
          <table:table-cell table:style-name="ce3" office:value-type="float" office:value="1291525" calcext:value-type="float">
            <text:p>1 291 525,0</text:p>
          </table:table-cell>
          <table:table-cell table:style-name="ce3" office:value-type="float" office:value="2001316" calcext:value-type="float">
            <text:p>2 001 316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a personne a-t-elle des difficultés pour voir même avec ses lunettes ou des lentilles de contact si elle en porte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83" calcext:value-type="float">
            <text:p>6 882 283,0</text:p>
          </table:table-cell>
          <table:table-cell table:style-name="ce3" office:value-type="float" office:value="8596094" calcext:value-type="float">
            <text:p>8 596 094,0</text:p>
          </table:table-cell>
          <table:table-cell table:style-name="ce3" office:value-type="float" office:value="15478377" calcext:value-type="float">
            <text:p>15 478 377,0</text:p>
          </table:table-cell>
          <table:table-cell table:style-name="ce3" office:value-type="float" office:value="4733036" calcext:value-type="float">
            <text:p>4 733 036,0</text:p>
          </table:table-cell>
          <table:table-cell table:style-name="ce3" office:value-type="float" office:value="5307633" calcext:value-type="float">
            <text:p>5 307 633,0</text:p>
          </table:table-cell>
          <table:table-cell table:style-name="ce3" office:value-type="float" office:value="10040669" calcext:value-type="float">
            <text:p>10 040 669,0</text:p>
          </table:table-cell>
          <table:table-cell table:style-name="ce3" office:value-type="float" office:value="2149247" calcext:value-type="float">
            <text:p>2 149 247,0</text:p>
          </table:table-cell>
          <table:table-cell table:style-name="ce3" office:value-type="float" office:value="3288461" calcext:value-type="float">
            <text:p>3 288 461,0</text:p>
          </table:table-cell>
          <table:table-cell table:style-name="ce3" office:value-type="float" office:value="5437708" calcext:value-type="float">
            <text:p>5 437 708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rsqu'elle est debout, la personne a-t-elle des difficultés pour se pencher et ramasser un objet ?</text:p>
          </table:table-cell>
          <table:table-cell table:style-name="ce2" office:value-type="string" calcext:value-type="string">
            <text:p>Ne peut pas du tout</text:p>
          </table:table-cell>
          <table:table-cell table:style-name="ce3" office:value-type="float" office:value="137575" calcext:value-type="float">
            <text:p>137 575,0</text:p>
          </table:table-cell>
          <table:table-cell table:style-name="ce3" office:value-type="float" office:value="238567" calcext:value-type="float">
            <text:p>238 567,0</text:p>
          </table:table-cell>
          <table:table-cell table:style-name="ce3" office:value-type="float" office:value="376142" calcext:value-type="float">
            <text:p>376 142,0</text:p>
          </table:table-cell>
          <table:table-cell table:style-name="ce3" office:value-type="float" office:value="43415" calcext:value-type="float">
            <text:p>43 415,0</text:p>
          </table:table-cell>
          <table:table-cell table:style-name="ce3" office:value-type="float" office:value="45224" calcext:value-type="float">
            <text:p>45 224,0</text:p>
          </table:table-cell>
          <table:table-cell table:style-name="ce3" office:value-type="float" office:value="88639" calcext:value-type="float">
            <text:p>88 639,0</text:p>
          </table:table-cell>
          <table:table-cell table:style-name="ce3" office:value-type="float" office:value="94160" calcext:value-type="float">
            <text:p>94 160,0</text:p>
          </table:table-cell>
          <table:table-cell table:style-name="ce3" office:value-type="float" office:value="193343" calcext:value-type="float">
            <text:p>193 343,0</text:p>
          </table:table-cell>
          <table:table-cell table:style-name="ce3" office:value-type="float" office:value="287503" calcext:value-type="float">
            <text:p>287 503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rsqu'elle est debout, la personne a-t-elle des difficultés pour se pencher et ramasser un objet ?</text:p>
          </table:table-cell>
          <table:table-cell table:style-name="ce2" office:value-type="string" calcext:value-type="string">
            <text:p>Non</text:p>
          </table:table-cell>
          <table:table-cell table:style-name="ce3" office:value-type="float" office:value="4465265" calcext:value-type="float">
            <text:p>4 465 265,0</text:p>
          </table:table-cell>
          <table:table-cell table:style-name="ce3" office:value-type="float" office:value="5256769" calcext:value-type="float">
            <text:p>5 256 769,0</text:p>
          </table:table-cell>
          <table:table-cell table:style-name="ce3" office:value-type="float" office:value="9722034" calcext:value-type="float">
            <text:p>9 722 034,0</text:p>
          </table:table-cell>
          <table:table-cell table:style-name="ce3" office:value-type="float" office:value="3477259" calcext:value-type="float">
            <text:p>3 477 259,0</text:p>
          </table:table-cell>
          <table:table-cell table:style-name="ce3" office:value-type="float" office:value="3902818" calcext:value-type="float">
            <text:p>3 902 818,0</text:p>
          </table:table-cell>
          <table:table-cell table:style-name="ce3" office:value-type="float" office:value="7380077" calcext:value-type="float">
            <text:p>7 380 077,0</text:p>
          </table:table-cell>
          <table:table-cell table:style-name="ce3" office:value-type="float" office:value="988006" calcext:value-type="float">
            <text:p>988 006,0</text:p>
          </table:table-cell>
          <table:table-cell table:style-name="ce3" office:value-type="float" office:value="1353951" calcext:value-type="float">
            <text:p>1 353 951,0</text:p>
          </table:table-cell>
          <table:table-cell table:style-name="ce3" office:value-type="float" office:value="2341957" calcext:value-type="float">
            <text:p>2 341 957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rsqu'elle est debout, la personne a-t-elle des difficultés pour se pencher et ramasser un objet ?</text:p>
          </table:table-cell>
          <table:table-cell table:style-name="ce2" office:value-type="string" calcext:value-type="string">
            <text:p>Oui</text:p>
          </table:table-cell>
          <table:table-cell table:style-name="ce3" office:value-type="float" office:value="2279445" calcext:value-type="float">
            <text:p>2 279 445,0</text:p>
          </table:table-cell>
          <table:table-cell table:style-name="ce3" office:value-type="float" office:value="3100743" calcext:value-type="float">
            <text:p>3 100 743,0</text:p>
          </table:table-cell>
          <table:table-cell table:style-name="ce3" office:value-type="float" office:value="5380188" calcext:value-type="float">
            <text:p>5 380 188,0</text:p>
          </table:table-cell>
          <table:table-cell table:style-name="ce3" office:value-type="float" office:value="1212358" calcext:value-type="float">
            <text:p>1 212 358,0</text:p>
          </table:table-cell>
          <table:table-cell table:style-name="ce3" office:value-type="float" office:value="1359581" calcext:value-type="float">
            <text:p>1 359 581,0</text:p>
          </table:table-cell>
          <table:table-cell table:style-name="ce3" office:value-type="float" office:value="2571939" calcext:value-type="float">
            <text:p>2 571 939,0</text:p>
          </table:table-cell>
          <table:table-cell table:style-name="ce3" office:value-type="float" office:value="1067087" calcext:value-type="float">
            <text:p>1 067 087,0</text:p>
          </table:table-cell>
          <table:table-cell table:style-name="ce3" office:value-type="float" office:value="1741162" calcext:value-type="float">
            <text:p>1 741 162,0</text:p>
          </table:table-cell>
          <table:table-cell table:style-name="ce3" office:value-type="float" office:value="2808249" calcext:value-type="float">
            <text:p>2 808 249,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Lorsqu'elle est debout, la personne a-t-elle des difficultés pour se pencher et ramasser un objet ?</text:p>
          </table:table-cell>
          <table:table-cell table:style-name="ce2" office:value-type="string" calcext:value-type="string">
            <text:p>Total des réponses</text:p>
          </table:table-cell>
          <table:table-cell table:style-name="ce3" office:value-type="float" office:value="6882285" calcext:value-type="float">
            <text:p>6 882 285,0</text:p>
          </table:table-cell>
          <table:table-cell table:style-name="ce3" office:value-type="float" office:value="8596079" calcext:value-type="float">
            <text:p>8 596 079,0</text:p>
          </table:table-cell>
          <table:table-cell table:style-name="ce3" office:value-type="float" office:value="15478364" calcext:value-type="float">
            <text:p>15 478 364,0</text:p>
          </table:table-cell>
          <table:table-cell table:style-name="ce3" office:value-type="float" office:value="4733032" calcext:value-type="float">
            <text:p>4 733 032,0</text:p>
          </table:table-cell>
          <table:table-cell table:style-name="ce3" office:value-type="float" office:value="5307623" calcext:value-type="float">
            <text:p>5 307 623,0</text:p>
          </table:table-cell>
          <table:table-cell table:style-name="ce3" office:value-type="float" office:value="10040655" calcext:value-type="float">
            <text:p>10 040 655,0</text:p>
          </table:table-cell>
          <table:table-cell table:style-name="ce3" office:value-type="float" office:value="2149253" calcext:value-type="float">
            <text:p>2 149 253,0</text:p>
          </table:table-cell>
          <table:table-cell table:style-name="ce3" office:value-type="float" office:value="3288456" calcext:value-type="float">
            <text:p>3 288 456,0</text:p>
          </table:table-cell>
          <table:table-cell table:style-name="ce3" office:value-type="float" office:value="5437709" calcext:value-type="float">
            <text:p>5 437 709,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de ou aménagements" table:style-name="ta2">
        <table:table-column table:style-name="co12" table:default-cell-style-name="ce2"/>
        <table:table-column table:style-name="co13" table:default-cell-style-name="ce2"/>
        <table:table-column table:style-name="co13" table:number-columns-repeated="3" table:default-cell-style-name="ce3"/>
        <table:table-column table:style-name="co14" table:default-cell-style-name="ce3"/>
        <table:table-column table:style-name="co6" table:default-cell-style-name="ce3"/>
        <table:table-column table:style-name="co13" table:default-cell-style-name="ce3"/>
        <table:table-column table:style-name="co3" table:default-cell-style-name="ce3"/>
        <table:table-column table:style-name="co1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REPONSE</text:p>
          </table:table-cell>
          <table:table-cell table:style-name="ce1" office:value-type="string" calcext:value-type="string">
            <text:p>Homme (tous)</text:p>
          </table:table-cell>
          <table:table-cell table:style-name="ce1" office:value-type="string" calcext:value-type="string">
            <text:p>Femme (tous)</text:p>
          </table:table-cell>
          <table:table-cell table:style-name="ce1" office:value-type="string" calcext:value-type="string">
            <text:p>H et F (tous)</text:p>
          </table:table-cell>
          <table:table-cell table:style-name="ce1" office:value-type="string" calcext:value-type="string">
            <text:p>Homme (60-74 ans)</text:p>
          </table:table-cell>
          <table:table-cell table:style-name="ce1" office:value-type="string" calcext:value-type="string">
            <text:p><text:span text:style-name="T1">Femme (60-74 ans)</text:span></text:p>
          </table:table-cell>
          <table:table-cell table:style-name="ce1" office:value-type="string" calcext:value-type="string">
            <text:p><text:span text:style-name="T1">H et F (60-74 ans)</text:span></text:p>
          </table:table-cell>
          <table:table-cell table:style-name="ce1" office:value-type="string" calcext:value-type="string">
            <text:p>Homme (75 ans et +)</text:p>
          </table:table-cell>
          <table:table-cell table:style-name="ce1" office:value-type="string" calcext:value-type="string">
            <text:p><text:span text:style-name="T1">Femme (75 ans et +)</text:span></text:p>
          </table:table-cell>
          <table:table-cell table:style-name="ce1" office:value-type="string" calcext:value-type="string">
            <text:p><text:span text:style-name="T1">H et F (75 ans et +)</text:span>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reçoit-elle de l'aide de proches (conjoint/famille/ami...) dans la vie quotidienne ?</text:p>
          </table:table-cell>
          <table:table-cell office:value-type="string" calcext:value-type="string">
            <text:p>Oui</text:p>
          </table:table-cell>
          <table:table-cell office:value-type="float" office:value="6143027" calcext:value-type="float">
            <text:p>6 143 027,0</text:p>
          </table:table-cell>
          <table:table-cell office:value-type="float" office:value="7249389" calcext:value-type="float">
            <text:p>7 249 389,0</text:p>
          </table:table-cell>
          <table:table-cell office:value-type="float" office:value="13392416" calcext:value-type="float">
            <text:p>13 392 416,0</text:p>
          </table:table-cell>
          <table:table-cell office:value-type="float" office:value="4301066" calcext:value-type="float">
            <text:p>4 301 066,0</text:p>
          </table:table-cell>
          <table:table-cell office:value-type="float" office:value="4695191" calcext:value-type="float">
            <text:p>4 695 191,0</text:p>
          </table:table-cell>
          <table:table-cell office:value-type="float" office:value="8996257" calcext:value-type="float">
            <text:p>8 996 257,0</text:p>
          </table:table-cell>
          <table:table-cell office:value-type="float" office:value="1681210" calcext:value-type="float">
            <text:p>1 681 210,0</text:p>
          </table:table-cell>
          <table:table-cell office:value-type="float" office:value="2274573" calcext:value-type="float">
            <text:p>2 274 573,0</text:p>
          </table:table-cell>
          <table:table-cell office:value-type="float" office:value="3955783" calcext:value-type="float">
            <text:p>3 955 783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reçoit-elle de l'aide de proches (conjoint/famille/ami...) dans la vie quotidienne ?</text:p>
          </table:table-cell>
          <table:table-cell office:value-type="string" calcext:value-type="string">
            <text:p>Non</text:p>
          </table:table-cell>
          <table:table-cell office:value-type="float" office:value="739257" calcext:value-type="float">
            <text:p>739 257,0</text:p>
          </table:table-cell>
          <table:table-cell office:value-type="float" office:value="1346697" calcext:value-type="float">
            <text:p>1 346 697,0</text:p>
          </table:table-cell>
          <table:table-cell office:value-type="float" office:value="2085954" calcext:value-type="float">
            <text:p>2 085 954,0</text:p>
          </table:table-cell>
          <table:table-cell office:value-type="float" office:value="431968" calcext:value-type="float">
            <text:p>431 968,0</text:p>
          </table:table-cell>
          <table:table-cell office:value-type="float" office:value="612442" calcext:value-type="float">
            <text:p>612 442,0</text:p>
          </table:table-cell>
          <table:table-cell office:value-type="float" office:value="1044410" calcext:value-type="float">
            <text:p>1 044 410,0</text:p>
          </table:table-cell>
          <table:table-cell office:value-type="float" office:value="468040" calcext:value-type="float">
            <text:p>468 040,0</text:p>
          </table:table-cell>
          <table:table-cell office:value-type="float" office:value="1013880" calcext:value-type="float">
            <text:p>1 013 880,0</text:p>
          </table:table-cell>
          <table:table-cell office:value-type="float" office:value="1481920" calcext:value-type="float">
            <text:p>1 481 920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reçoit-elle de l'aide de proches (conjoint/famille/ami...) dans la vie quotidienne ?</text:p>
          </table:table-cell>
          <table:table-cell office:value-type="string" calcext:value-type="string">
            <text:p>Total</text:p>
          </table:table-cell>
          <table:table-cell office:value-type="float" office:value="6882284" calcext:value-type="float">
            <text:p>6 882 284,0</text:p>
          </table:table-cell>
          <table:table-cell office:value-type="float" office:value="8596086" calcext:value-type="float">
            <text:p>8 596 086,0</text:p>
          </table:table-cell>
          <table:table-cell office:value-type="float" office:value="15478370" calcext:value-type="float">
            <text:p>15 478 370,0</text:p>
          </table:table-cell>
          <table:table-cell office:value-type="float" office:value="4733034" calcext:value-type="float">
            <text:p>4 733 034,0</text:p>
          </table:table-cell>
          <table:table-cell office:value-type="float" office:value="5307633" calcext:value-type="float">
            <text:p>5 307 633,0</text:p>
          </table:table-cell>
          <table:table-cell office:value-type="float" office:value="10040667" calcext:value-type="float">
            <text:p>10 040 667,0</text:p>
          </table:table-cell>
          <table:table-cell office:value-type="float" office:value="2149250" calcext:value-type="float">
            <text:p>2 149 250,0</text:p>
          </table:table-cell>
          <table:table-cell office:value-type="float" office:value="3288453" calcext:value-type="float">
            <text:p>3 288 453,0</text:p>
          </table:table-cell>
          <table:table-cell office:value-type="float" office:value="5437703" calcext:value-type="float">
            <text:p>5 437 703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reçoit-elle de l'aide de professionnels (infirmier/aide ménagère...) dans la vie quotidienne ?</text:p>
          </table:table-cell>
          <table:table-cell office:value-type="string" calcext:value-type="string">
            <text:p>Non</text:p>
          </table:table-cell>
          <table:table-cell office:value-type="float" office:value="6331153" calcext:value-type="float">
            <text:p>6 331 153,0</text:p>
          </table:table-cell>
          <table:table-cell office:value-type="float" office:value="7537847" calcext:value-type="float">
            <text:p>7 537 847,0</text:p>
          </table:table-cell>
          <table:table-cell office:value-type="float" office:value="13869000" calcext:value-type="float">
            <text:p>13 869 000,0</text:p>
          </table:table-cell>
          <table:table-cell office:value-type="float" office:value="4417522" calcext:value-type="float">
            <text:p>4 417 522,0</text:p>
          </table:table-cell>
          <table:table-cell office:value-type="float" office:value="4861148" calcext:value-type="float">
            <text:p>4 861 148,0</text:p>
          </table:table-cell>
          <table:table-cell office:value-type="float" office:value="9278670" calcext:value-type="float">
            <text:p>9 278 670,0</text:p>
          </table:table-cell>
          <table:table-cell office:value-type="float" office:value="1799267" calcext:value-type="float">
            <text:p>1 799 267,0</text:p>
          </table:table-cell>
          <table:table-cell office:value-type="float" office:value="2525748" calcext:value-type="float">
            <text:p>2 525 748,0</text:p>
          </table:table-cell>
          <table:table-cell office:value-type="float" office:value="4325015" calcext:value-type="float">
            <text:p>4 325 015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reçoit-elle de l'aide de professionnels (infirmier/aide ménagère...) dans la vie quotidienne ?</text:p>
          </table:table-cell>
          <table:table-cell office:value-type="string" calcext:value-type="string">
            <text:p>Oui</text:p>
          </table:table-cell>
          <table:table-cell office:value-type="float" office:value="551131" calcext:value-type="float">
            <text:p>551 131,0</text:p>
          </table:table-cell>
          <table:table-cell office:value-type="float" office:value="1058239" calcext:value-type="float">
            <text:p>1 058 239,0</text:p>
          </table:table-cell>
          <table:table-cell office:value-type="float" office:value="1609370" calcext:value-type="float">
            <text:p>1 609 370,0</text:p>
          </table:table-cell>
          <table:table-cell office:value-type="float" office:value="315512" calcext:value-type="float">
            <text:p>315 512,0</text:p>
          </table:table-cell>
          <table:table-cell office:value-type="float" office:value="446485" calcext:value-type="float">
            <text:p>446 485,0</text:p>
          </table:table-cell>
          <table:table-cell office:value-type="float" office:value="761997" calcext:value-type="float">
            <text:p>761 997,0</text:p>
          </table:table-cell>
          <table:table-cell office:value-type="float" office:value="349983" calcext:value-type="float">
            <text:p>349 983,0</text:p>
          </table:table-cell>
          <table:table-cell office:value-type="float" office:value="762705" calcext:value-type="float">
            <text:p>762 705,0</text:p>
          </table:table-cell>
          <table:table-cell office:value-type="float" office:value="1112688" calcext:value-type="float">
            <text:p>1 112 688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reçoit-elle de l'aide de professionnels (infirmier/aide ménagère...) dans la vie quotidienne ?</text:p>
          </table:table-cell>
          <table:table-cell office:value-type="string" calcext:value-type="string">
            <text:p>Total</text:p>
          </table:table-cell>
          <table:table-cell office:value-type="float" office:value="6882284" calcext:value-type="float">
            <text:p>6 882 284,0</text:p>
          </table:table-cell>
          <table:table-cell office:value-type="float" office:value="8596086" calcext:value-type="float">
            <text:p>8 596 086,0</text:p>
          </table:table-cell>
          <table:table-cell office:value-type="float" office:value="15478370" calcext:value-type="float">
            <text:p>15 478 370,0</text:p>
          </table:table-cell>
          <table:table-cell office:value-type="float" office:value="4733034" calcext:value-type="float">
            <text:p>4 733 034,0</text:p>
          </table:table-cell>
          <table:table-cell office:value-type="float" office:value="5307633" calcext:value-type="float">
            <text:p>5 307 633,0</text:p>
          </table:table-cell>
          <table:table-cell office:value-type="float" office:value="10040667" calcext:value-type="float">
            <text:p>10 040 667,0</text:p>
          </table:table-cell>
          <table:table-cell office:value-type="float" office:value="2149250" calcext:value-type="float">
            <text:p>2 149 250,0</text:p>
          </table:table-cell>
          <table:table-cell office:value-type="float" office:value="3288453" calcext:value-type="float">
            <text:p>3 288 453,0</text:p>
          </table:table-cell>
          <table:table-cell office:value-type="float" office:value="5437703" calcext:value-type="float">
            <text:p>5 437 703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utilise-t-elle des équipements ou aménagements de son logement (barre d'appui/douche adaptée/élargissement des portes...) ?</text:p>
          </table:table-cell>
          <table:table-cell office:value-type="string" calcext:value-type="string">
            <text:p>Non</text:p>
          </table:table-cell>
          <table:table-cell office:value-type="float" office:value="6073325" calcext:value-type="float">
            <text:p>6 073 325,0</text:p>
          </table:table-cell>
          <table:table-cell office:value-type="float" office:value="6913244" calcext:value-type="float">
            <text:p>6 913 244,0</text:p>
          </table:table-cell>
          <table:table-cell office:value-type="float" office:value="12986569" calcext:value-type="float">
            <text:p>12 986 569,0</text:p>
          </table:table-cell>
          <table:table-cell office:value-type="float" office:value="4531886" calcext:value-type="float">
            <text:p>4 531 886,0</text:p>
          </table:table-cell>
          <table:table-cell office:value-type="float" office:value="5012099" calcext:value-type="float">
            <text:p>5 012 099,0</text:p>
          </table:table-cell>
          <table:table-cell office:value-type="float" office:value="9543985" calcext:value-type="float">
            <text:p>9 543 985,0</text:p>
          </table:table-cell>
          <table:table-cell office:value-type="float" office:value="493447" calcext:value-type="float">
            <text:p>493 447,0</text:p>
          </table:table-cell>
          <table:table-cell office:value-type="float" office:value="1236357" calcext:value-type="float">
            <text:p>1 236 357,0</text:p>
          </table:table-cell>
          <table:table-cell office:value-type="float" office:value="1729804" calcext:value-type="float">
            <text:p>1 729 804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utilise-t-elle des équipements ou aménagements de son logement (barre d'appui/douche adaptée/élargissement des portes...) ?</text:p>
          </table:table-cell>
          <table:table-cell office:value-type="string" calcext:value-type="string">
            <text:p>Oui</text:p>
          </table:table-cell>
          <table:table-cell office:value-type="float" office:value="808959" calcext:value-type="float">
            <text:p>808 959,0</text:p>
          </table:table-cell>
          <table:table-cell office:value-type="float" office:value="1682842" calcext:value-type="float">
            <text:p>1 682 842,0</text:p>
          </table:table-cell>
          <table:table-cell office:value-type="float" office:value="2491801" calcext:value-type="float">
            <text:p>2 491 801,0</text:p>
          </table:table-cell>
          <table:table-cell office:value-type="float" office:value="201148" calcext:value-type="float">
            <text:p>201 148,0</text:p>
          </table:table-cell>
          <table:table-cell office:value-type="float" office:value="295534" calcext:value-type="float">
            <text:p>295 534,0</text:p>
          </table:table-cell>
          <table:table-cell office:value-type="float" office:value="496682" calcext:value-type="float">
            <text:p>496 682,0</text:p>
          </table:table-cell>
          <table:table-cell office:value-type="float" office:value="1655803" calcext:value-type="float">
            <text:p>1 655 803,0</text:p>
          </table:table-cell>
          <table:table-cell office:value-type="float" office:value="2052096" calcext:value-type="float">
            <text:p>2 052 096,0</text:p>
          </table:table-cell>
          <table:table-cell office:value-type="float" office:value="3707899" calcext:value-type="float">
            <text:p>3 707 899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utilise-t-elle des équipements ou aménagements de son logement (barre d'appui/douche adaptée/élargissement des portes...) ?</text:p>
          </table:table-cell>
          <table:table-cell office:value-type="string" calcext:value-type="string">
            <text:p>Total</text:p>
          </table:table-cell>
          <table:table-cell office:value-type="float" office:value="6882284" calcext:value-type="float">
            <text:p>6 882 284,0</text:p>
          </table:table-cell>
          <table:table-cell office:value-type="float" office:value="8596086" calcext:value-type="float">
            <text:p>8 596 086,0</text:p>
          </table:table-cell>
          <table:table-cell office:value-type="float" office:value="15478370" calcext:value-type="float">
            <text:p>15 478 370,0</text:p>
          </table:table-cell>
          <table:table-cell office:value-type="float" office:value="4733034" calcext:value-type="float">
            <text:p>4 733 034,0</text:p>
          </table:table-cell>
          <table:table-cell office:value-type="float" office:value="5307633" calcext:value-type="float">
            <text:p>5 307 633,0</text:p>
          </table:table-cell>
          <table:table-cell office:value-type="float" office:value="10040667" calcext:value-type="float">
            <text:p>10 040 667,0</text:p>
          </table:table-cell>
          <table:table-cell office:value-type="float" office:value="2149250" calcext:value-type="float">
            <text:p>2 149 250,0</text:p>
          </table:table-cell>
          <table:table-cell office:value-type="float" office:value="3288453" calcext:value-type="float">
            <text:p>3 288 453,0</text:p>
          </table:table-cell>
          <table:table-cell office:value-type="float" office:value="5437703" calcext:value-type="float">
            <text:p>5 437 703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utilise-t-elle régulièrement une aide technique pour se déplacer (canne/déambulateur/fauteuil roulant) ?</text:p>
          </table:table-cell>
          <table:table-cell office:value-type="string" calcext:value-type="string">
            <text:p>Non</text:p>
          </table:table-cell>
          <table:table-cell office:value-type="float" office:value="1146137" calcext:value-type="float">
            <text:p>1 146 137,0</text:p>
          </table:table-cell>
          <table:table-cell office:value-type="float" office:value="2148870" calcext:value-type="float">
            <text:p>2 148 870,0</text:p>
          </table:table-cell>
          <table:table-cell office:value-type="float" office:value="3295007" calcext:value-type="float">
            <text:p>3 295 007,0</text:p>
          </table:table-cell>
          <table:table-cell office:value-type="float" office:value="271217" calcext:value-type="float">
            <text:p>271 217,0</text:p>
          </table:table-cell>
          <table:table-cell office:value-type="float" office:value="332817" calcext:value-type="float">
            <text:p>332 817,0</text:p>
          </table:table-cell>
          <table:table-cell office:value-type="float" office:value="604034" calcext:value-type="float">
            <text:p>604 034,0</text:p>
          </table:table-cell>
          <table:table-cell office:value-type="float" office:value="714169" calcext:value-type="float">
            <text:p>714 169,0</text:p>
          </table:table-cell>
          <table:table-cell office:value-type="float" office:value="1536428" calcext:value-type="float">
            <text:p>1 536 428,0</text:p>
          </table:table-cell>
          <table:table-cell office:value-type="float" office:value="2250597" calcext:value-type="float">
            <text:p>2 250 597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utilise-t-elle régulièrement une aide technique pour se déplacer (canne/déambulateur/fauteuil roulant) ?</text:p>
          </table:table-cell>
          <table:table-cell office:value-type="string" calcext:value-type="string">
            <text:p>Oui</text:p>
          </table:table-cell>
          <table:table-cell office:value-type="float" office:value="5736147" calcext:value-type="float">
            <text:p>5 736 147,0</text:p>
          </table:table-cell>
          <table:table-cell office:value-type="float" office:value="6447216" calcext:value-type="float">
            <text:p>6 447 216,0</text:p>
          </table:table-cell>
          <table:table-cell office:value-type="float" office:value="12183363" calcext:value-type="float">
            <text:p>12 183 363,0</text:p>
          </table:table-cell>
          <table:table-cell office:value-type="float" office:value="4461817" calcext:value-type="float">
            <text:p>4 461 817,0</text:p>
          </table:table-cell>
          <table:table-cell office:value-type="float" office:value="4974816" calcext:value-type="float">
            <text:p>4 974 816,0</text:p>
          </table:table-cell>
          <table:table-cell office:value-type="float" office:value="9436633" calcext:value-type="float">
            <text:p>9 436 633,0</text:p>
          </table:table-cell>
          <table:table-cell office:value-type="float" office:value="1435081" calcext:value-type="float">
            <text:p>1 435 081,0</text:p>
          </table:table-cell>
          <table:table-cell office:value-type="float" office:value="1752025" calcext:value-type="float">
            <text:p>1 752 025,0</text:p>
          </table:table-cell>
          <table:table-cell office:value-type="float" office:value="3187106" calcext:value-type="float">
            <text:p>3 187 106,0</text:p>
          </table:table-cell>
        </table:table-row>
        <table:table-row table:style-name="ro1">
          <table:table-cell office:value-type="string" calcext:value-type="string">
            <text:p>En raison d'un problème de santé, d'un handicap ou de son âge - la personne utilise-t-elle régulièrement une aide technique pour se déplacer (canne/déambulateur/fauteuil roulant) ?</text:p>
          </table:table-cell>
          <table:table-cell office:value-type="string" calcext:value-type="string">
            <text:p>Total</text:p>
          </table:table-cell>
          <table:table-cell office:value-type="float" office:value="6882284" calcext:value-type="float">
            <text:p>6 882 284,0</text:p>
          </table:table-cell>
          <table:table-cell office:value-type="float" office:value="8596086" calcext:value-type="float">
            <text:p>8 596 086,0</text:p>
          </table:table-cell>
          <table:table-cell office:value-type="float" office:value="15478370" calcext:value-type="float">
            <text:p>15 478 370,0</text:p>
          </table:table-cell>
          <table:table-cell office:value-type="float" office:value="4733034" calcext:value-type="float">
            <text:p>4 733 034,0</text:p>
          </table:table-cell>
          <table:table-cell office:value-type="float" office:value="5307633" calcext:value-type="float">
            <text:p>5 307 633,0</text:p>
          </table:table-cell>
          <table:table-cell office:value-type="float" office:value="10040667" calcext:value-type="float">
            <text:p>10 040 667,0</text:p>
          </table:table-cell>
          <table:table-cell office:value-type="float" office:value="2149250" calcext:value-type="float">
            <text:p>2 149 250,0</text:p>
          </table:table-cell>
          <table:table-cell office:value-type="float" office:value="3288453" calcext:value-type="float">
            <text:p>3 288 453,0</text:p>
          </table:table-cell>
          <table:table-cell office:value-type="float" office:value="5437703" calcext:value-type="float">
            <text:p>5 437 703,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27529136" calcext:value-type="float">
            <text:p>27 529 136,0</text:p>
          </table:table-cell>
          <table:table-cell office:value-type="float" office:value="34384344" calcext:value-type="float">
            <text:p>34 384 344,0</text:p>
          </table:table-cell>
          <table:table-cell office:value-type="float" office:value="61913480" calcext:value-type="float">
            <text:p>61 913 480,0</text:p>
          </table:table-cell>
          <table:table-cell office:value-type="float" office:value="18932136" calcext:value-type="float">
            <text:p>18 932 136,0</text:p>
          </table:table-cell>
          <table:table-cell office:value-type="float" office:value="21230532" calcext:value-type="float">
            <text:p>21 230 532,0</text:p>
          </table:table-cell>
          <table:table-cell office:value-type="float" office:value="40162668" calcext:value-type="float">
            <text:p>40 162 668,0</text:p>
          </table:table-cell>
          <table:table-cell office:value-type="float" office:value="8597000" calcext:value-type="float">
            <text:p>8 597 000,0</text:p>
          </table:table-cell>
          <table:table-cell office:value-type="float" office:value="13153812" calcext:value-type="float">
            <text:p>13 153 812,0</text:p>
          </table:table-cell>
          <table:table-cell office:value-type="float" office:value="21750812" calcext:value-type="float">
            <text:p>21 750 812,0</text:p>
          </table:table-cell>
        </table:table-row>
      </table:table>
      <table:table table:name="Santé" table:style-name="ta2">
        <office:forms form:automatic-focus="false" form:apply-design-mode="false"/>
        <table:table-column table:style-name="co16" table:default-cell-style-name="ce2"/>
        <table:table-column table:style-name="co11" table:default-cell-style-name="ce2"/>
        <table:table-column table:style-name="co17" table:default-cell-style-name="ce3"/>
        <table:table-column table:style-name="co18" table:default-cell-style-name="ce3"/>
        <table:table-column table:style-name="co11" table:default-cell-style-name="ce3"/>
        <table:table-column table:style-name="co3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REPONSE</text:p>
          </table:table-cell>
          <table:table-cell table:style-name="ce1" office:value-type="string" calcext:value-type="string">
            <text:p>Homme (tous)</text:p>
          </table:table-cell>
          <table:table-cell table:style-name="ce1" office:value-type="string" calcext:value-type="string">
            <text:p>Femme (tous)</text:p>
          </table:table-cell>
          <table:table-cell table:style-name="ce1" office:value-type="string" calcext:value-type="string">
            <text:p>H et F (tous)</text:p>
          </table:table-cell>
          <table:table-cell table:style-name="ce1" office:value-type="string" calcext:value-type="string">
            <text:p>Homme (60-74 ans)</text:p>
          </table:table-cell>
          <table:table-cell table:style-name="ce1" office:value-type="string" calcext:value-type="string">
            <text:p><text:span text:style-name="T1">Femme (60-74 ans)</text:span></text:p>
          </table:table-cell>
          <table:table-cell table:style-name="ce1" office:value-type="string" calcext:value-type="string">
            <text:p><text:span text:style-name="T1">H et F (60-74 ans)</text:span></text:p>
          </table:table-cell>
          <table:table-cell table:style-name="ce1" office:value-type="string" calcext:value-type="string">
            <text:p>Homme (75 ans et +)</text:p>
          </table:table-cell>
          <table:table-cell table:style-name="ce1" office:value-type="string" calcext:value-type="string">
            <text:p><text:span text:style-name="T1">Femme (75 ans et +)</text:span></text:p>
          </table:table-cell>
          <table:table-cell table:style-name="ce1" office:value-type="string" calcext:value-type="string">
            <text:p><text:span text:style-name="T1">H et F (75 ans et +)</text:span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personne a-t-elle une maladie ou un problème de santé qui soit chronique ou de caractère durable ?</text:p>
          </table:table-cell>
          <table:table-cell office:value-type="string" calcext:value-type="string">
            <text:p>Non</text:p>
          </table:table-cell>
          <table:table-cell office:value-type="float" office:value="3190814" calcext:value-type="float">
            <text:p>3 190 814,0</text:p>
          </table:table-cell>
          <table:table-cell office:value-type="float" office:value="4250199" calcext:value-type="float">
            <text:p>4 250 199,0</text:p>
          </table:table-cell>
          <table:table-cell office:value-type="float" office:value="7441013" calcext:value-type="float">
            <text:p>7 441 013,0</text:p>
          </table:table-cell>
          <table:table-cell office:value-type="float" office:value="2407387" calcext:value-type="float">
            <text:p>2 407 387,0</text:p>
          </table:table-cell>
          <table:table-cell office:value-type="float" office:value="2965968" calcext:value-type="float">
            <text:p>2 965 968,0</text:p>
          </table:table-cell>
          <table:table-cell office:value-type="float" office:value="5373355" calcext:value-type="float">
            <text:p>5 373 355,0</text:p>
          </table:table-cell>
          <table:table-cell office:value-type="float" office:value="783427" calcext:value-type="float">
            <text:p>783 427,0</text:p>
          </table:table-cell>
          <table:table-cell office:value-type="float" office:value="1284231" calcext:value-type="float">
            <text:p>1 284 231,0</text:p>
          </table:table-cell>
          <table:table-cell office:value-type="float" office:value="2067658" calcext:value-type="float">
            <text:p>2 067 658,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personne a-t-elle une maladie ou un problème de santé qui soit chronique ou de caractère durable ?</text:p>
          </table:table-cell>
          <table:table-cell office:value-type="string" calcext:value-type="string">
            <text:p>Oui</text:p>
          </table:table-cell>
          <table:table-cell office:value-type="float" office:value="3691470" calcext:value-type="float">
            <text:p>3 691 470,0</text:p>
          </table:table-cell>
          <table:table-cell office:value-type="float" office:value="4345887" calcext:value-type="float">
            <text:p>4 345 887,0</text:p>
          </table:table-cell>
          <table:table-cell office:value-type="float" office:value="8037357" calcext:value-type="float">
            <text:p>8 037 357,0</text:p>
          </table:table-cell>
          <table:table-cell office:value-type="float" office:value="2325647" calcext:value-type="float">
            <text:p>2 325 647,0</text:p>
          </table:table-cell>
          <table:table-cell office:value-type="float" office:value="2341665" calcext:value-type="float">
            <text:p>2 341 665,0</text:p>
          </table:table-cell>
          <table:table-cell office:value-type="float" office:value="4667312" calcext:value-type="float">
            <text:p>4 667 312,0</text:p>
          </table:table-cell>
          <table:table-cell office:value-type="float" office:value="1365823" calcext:value-type="float">
            <text:p>1 365 823,0</text:p>
          </table:table-cell>
          <table:table-cell office:value-type="float" office:value="2004222" calcext:value-type="float">
            <text:p>2 004 222,0</text:p>
          </table:table-cell>
          <table:table-cell office:value-type="float" office:value="3370045" calcext:value-type="float">
            <text:p>3 370 045,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personne a-t-elle une maladie ou un problème de santé qui soit chronique ou de caractère durable ?</text:p>
          </table:table-cell>
          <table:table-cell office:value-type="string" calcext:value-type="string">
            <text:p>Total</text:p>
          </table:table-cell>
          <table:table-cell office:value-type="float" office:value="6882284" calcext:value-type="float">
            <text:p>6 882 284,0</text:p>
          </table:table-cell>
          <table:table-cell office:value-type="float" office:value="8596086" calcext:value-type="float">
            <text:p>8 596 086,0</text:p>
          </table:table-cell>
          <table:table-cell office:value-type="float" office:value="15478370" calcext:value-type="float">
            <text:p>15 478 370,0</text:p>
          </table:table-cell>
          <table:table-cell office:value-type="float" office:value="4733034" calcext:value-type="float">
            <text:p>4 733 034,0</text:p>
          </table:table-cell>
          <table:table-cell office:value-type="float" office:value="5307633" calcext:value-type="float">
            <text:p>5 307 633,0</text:p>
          </table:table-cell>
          <table:table-cell office:value-type="float" office:value="10040667" calcext:value-type="float">
            <text:p>10 040 667,0</text:p>
          </table:table-cell>
          <table:table-cell office:value-type="float" office:value="2149250" calcext:value-type="float">
            <text:p>2 149 250,0</text:p>
          </table:table-cell>
          <table:table-cell office:value-type="float" office:value="3288453" calcext:value-type="float">
            <text:p>3 288 453,0</text:p>
          </table:table-cell>
          <table:table-cell office:value-type="float" office:value="5437703" calcext:value-type="float">
            <text:p>5 437 703,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personne est-elle limitée depuis au moins six mois à cause d'un problème de santé dans les activités que les gens font habituellement ?</text:p>
          </table:table-cell>
          <table:table-cell office:value-type="string" calcext:value-type="string">
            <text:p>Non</text:p>
          </table:table-cell>
          <table:table-cell office:value-type="float" office:value="4608427" calcext:value-type="float">
            <text:p>4 608 427,0</text:p>
          </table:table-cell>
          <table:table-cell office:value-type="float" office:value="5388782" calcext:value-type="float">
            <text:p>5 388 782,0</text:p>
          </table:table-cell>
          <table:table-cell office:value-type="float" office:value="9997209" calcext:value-type="float">
            <text:p>9 997 209,0</text:p>
          </table:table-cell>
          <table:table-cell office:value-type="float" office:value="3510960" calcext:value-type="float">
            <text:p>3 510 960,0</text:p>
          </table:table-cell>
          <table:table-cell office:value-type="float" office:value="3915330" calcext:value-type="float">
            <text:p>3 915 330,0</text:p>
          </table:table-cell>
          <table:table-cell office:value-type="float" office:value="7426290" calcext:value-type="float">
            <text:p>7 426 290,0</text:p>
          </table:table-cell>
          <table:table-cell office:value-type="float" office:value="1097467" calcext:value-type="float">
            <text:p>1 097 467,0</text:p>
          </table:table-cell>
          <table:table-cell office:value-type="float" office:value="1473452" calcext:value-type="float">
            <text:p>1 473 452,0</text:p>
          </table:table-cell>
          <table:table-cell office:value-type="float" office:value="2570919" calcext:value-type="float">
            <text:p>2 570 919,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personne est-elle limitée depuis au moins six mois à cause d'un problème de santé dans les activités que les gens font habituellement ?</text:p>
          </table:table-cell>
          <table:table-cell office:value-type="string" calcext:value-type="string">
            <text:p>Oui</text:p>
          </table:table-cell>
          <table:table-cell office:value-type="float" office:value="2273857" calcext:value-type="float">
            <text:p>2 273 857,0</text:p>
          </table:table-cell>
          <table:table-cell office:value-type="float" office:value="3207304" calcext:value-type="float">
            <text:p>3 207 304,0</text:p>
          </table:table-cell>
          <table:table-cell office:value-type="float" office:value="5481161" calcext:value-type="float">
            <text:p>5 481 161,0</text:p>
          </table:table-cell>
          <table:table-cell office:value-type="float" office:value="1222074" calcext:value-type="float">
            <text:p>1 222 074,0</text:p>
          </table:table-cell>
          <table:table-cell office:value-type="float" office:value="1392303" calcext:value-type="float">
            <text:p>1 392 303,0</text:p>
          </table:table-cell>
          <table:table-cell office:value-type="float" office:value="2614377" calcext:value-type="float">
            <text:p>2 614 377,0</text:p>
          </table:table-cell>
          <table:table-cell office:value-type="float" office:value="1051783" calcext:value-type="float">
            <text:p>1 051 783,0</text:p>
          </table:table-cell>
          <table:table-cell office:value-type="float" office:value="1815001" calcext:value-type="float">
            <text:p>1 815 001,0</text:p>
          </table:table-cell>
          <table:table-cell office:value-type="float" office:value="2866784" calcext:value-type="float">
            <text:p>2 866 784,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personne est-elle limitée depuis au moins six mois à cause d'un problème de santé dans les activités que les gens font habituellement ?</text:p>
          </table:table-cell>
          <table:table-cell office:value-type="string" calcext:value-type="string">
            <text:p>Total</text:p>
          </table:table-cell>
          <table:table-cell office:value-type="float" office:value="6882284" calcext:value-type="float">
            <text:p>6 882 284,0</text:p>
          </table:table-cell>
          <table:table-cell office:value-type="float" office:value="8596086" calcext:value-type="float">
            <text:p>8 596 086,0</text:p>
          </table:table-cell>
          <table:table-cell office:value-type="float" office:value="15478370" calcext:value-type="float">
            <text:p>15 478 370,0</text:p>
          </table:table-cell>
          <table:table-cell office:value-type="float" office:value="4733034" calcext:value-type="float">
            <text:p>4 733 034,0</text:p>
          </table:table-cell>
          <table:table-cell office:value-type="float" office:value="5307633" calcext:value-type="float">
            <text:p>5 307 633,0</text:p>
          </table:table-cell>
          <table:table-cell office:value-type="float" office:value="10040667" calcext:value-type="float">
            <text:p>10 040 667,0</text:p>
          </table:table-cell>
          <table:table-cell office:value-type="float" office:value="2149250" calcext:value-type="float">
            <text:p>2 149 250,0</text:p>
          </table:table-cell>
          <table:table-cell office:value-type="float" office:value="3288453" calcext:value-type="float">
            <text:p>3 288 453,0</text:p>
          </table:table-cell>
          <table:table-cell office:value-type="float" office:value="5437703" calcext:value-type="float">
            <text:p>5 437 703,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 number:grouping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1:31:05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fault" style:display-name="PageStyle_defa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5T09:20:43</meta:creation-date>
    <meta:initial-creator>Apache POI</meta:initial-creator>
    <meta:generator>LibreOffice/6.1.0.3$Windows_X86_64 LibreOffice_project/efb621ed25068d70781dc026f7e9c5187a4decd1</meta:generator>
    <dc:date>2025-12-05T11:31:23.417000000</dc:date>
    <meta:editing-duration>PT51M26S</meta:editing-duration>
    <meta:editing-cycles>3</meta:editing-cycles>
    <meta:document-statistic meta:table-count="3" meta:cell-count="769" meta:object-count="0"/>
  </office:meta>
</office:document-meta>
</file>